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swiss" style:font-pitch="variable"/>
    <style:font-face style:name="Cambria1" svg:font-family="Cambria" style:font-family-generic="system" style:font-pitch="variable"/>
    <style:font-face style:name="F" svg:font-family="" style:font-family-generic="system" style:font-pitch="variable"/>
    <style:font-face style:name="Gentium" svg:font-family="Gentium"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Helvetica" svg:font-family="Helvetica" style:font-family-generic="swiss" style:font-pitch="variable"/>
    <style:font-face style:name="Latha" svg:font-family="Lath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line-height="115%" fo:text-align="justify" style:justify-single-word="false" style:page-number="1"/>
    </style:style>
    <style:style style:name="P2" style:family="paragraph" style:parent-style-name="Standard_20__28_WW_29_">
      <style:paragraph-properties fo:line-height="115%" fo:text-align="justify" style:justify-single-word="false"/>
      <style:text-properties style:font-name="Gentium" fo:language="en" fo:country="US" style:font-name-complex="Calibri1"/>
    </style:style>
    <style:style style:name="P3" style:family="paragraph" style:parent-style-name="Standard_20__28_WW_29_">
      <style:paragraph-properties fo:line-height="115%" fo:text-align="justify" style:justify-single-word="false"/>
    </style:style>
    <style:style style:name="P4" style:family="paragraph" style:parent-style-name="Standard_20__28_WW_29_">
      <style:paragraph-properties fo:line-height="115%" fo:text-align="justify" style:justify-single-word="false"/>
      <style:text-properties style:font-name="Gentium" fo:language="fr" fo:country="FR" style:font-name-complex="Calibri1"/>
    </style:style>
    <style:style style:name="P5" style:family="paragraph" style:parent-style-name="Standard">
      <style:paragraph-properties fo:line-height="115%" fo:text-align="justify" style:justify-single-word="false"/>
      <style:text-properties style:font-name="Gentium" fo:language="fr" fo:country="FR"/>
    </style:style>
    <style:style style:name="P6" style:family="paragraph" style:parent-style-name="Standard_20__28_WW_29_">
      <style:paragraph-properties fo:line-height="115%" fo:text-align="justify" style:justify-single-word="false" fo:text-indent="0.5in" style:auto-text-indent="false"/>
    </style:style>
    <style:style style:name="P7" style:family="paragraph" style:parent-style-name="Standard">
      <style:paragraph-properties fo:line-height="115%" fo:text-align="justify" style:justify-single-word="false"/>
      <style:text-properties style:font-name="Gentium" fo:language="en" fo:country="US" style:font-weight-complex="bold"/>
    </style:style>
    <style:style style:name="P8" style:family="paragraph" style:parent-style-name="Footnote">
      <style:paragraph-properties fo:text-align="justify" style:justify-single-word="false"/>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line-height="115%" fo:text-align="justify" style:justify-single-word="false"/>
      <style:text-properties style:font-name="Gentium" fo:language="en" fo:country="US"/>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15%" fo:text-align="justify" style:justify-single-word="false"/>
      <style:text-properties style:font-name="Gentium"/>
    </style:style>
    <style:style style:name="P13" style:family="paragraph" style:parent-style-name="Standard">
      <style:paragraph-properties fo:line-height="115%" fo:text-align="justify" style:justify-single-word="false" fo:text-indent="0.5in" style:auto-text-indent="false"/>
    </style:style>
    <style:style style:name="T1" style:family="text">
      <style:text-properties style:font-name="Gentium" fo:language="en" fo:country="US"/>
    </style:style>
    <style:style style:name="T2" style:family="text">
      <style:text-properties fo:color="#000000" loext:opacity="100%" style:font-name="Gentium" fo:language="en" fo:country="US">
        <loext:char-complex-color loext:theme-type="dark1" loext:color-type="theme"/>
      </style:text-properties>
    </style:style>
    <style:style style:name="T3" style:family="text">
      <style:text-properties fo:color="#000000" loext:opacity="100%" style:font-name="Gentium">
        <loext:char-complex-color loext:theme-type="dark1" loext:color-type="theme"/>
      </style:text-properties>
    </style:style>
    <style:style style:name="T4" style:family="text">
      <style:text-properties fo:color="#000000" loext:opacity="100%" style:font-name="Gentium" fo:language="en" fo:country="US"/>
    </style:style>
    <style:style style:name="T5" style:family="text">
      <style:text-properties fo:color="#000000" loext:opacity="100%" style:text-position="super 58%" style:font-name="Gentium" fo:language="en" fo:country="US"/>
    </style:style>
    <style:style style:name="T6" style:family="text">
      <style:text-properties fo:color="#000000" loext:opacity="100%" style:text-position="super 58%" style:font-name="Gentium">
        <loext:char-complex-color loext:theme-type="dark1" loext:color-type="theme"/>
      </style:text-properties>
    </style:style>
    <style:style style:name="T7" style:family="text">
      <style:text-properties style:font-name="Gentium" fo:language="en" fo:country="US" style:font-name-complex="Calibri1"/>
    </style:style>
    <style:style style:name="T8" style:family="text">
      <style:text-properties style:font-name="Gentium" style:font-name-complex="Calibri1"/>
    </style:style>
    <style:style style:name="T9" style:family="text">
      <style:text-properties style:font-name="Gentium" fo:language="en" fo:country="US" fo:font-style="italic" style:font-style-asian="italic" style:font-name-complex="Calibri1"/>
    </style:style>
    <style:style style:name="T10" style:family="text">
      <style:text-properties fo:color="#000000" loext:opacity="100%" style:font-name="Gentium" fo:language="en" fo:country="US" style:font-name-complex="Calibri1"/>
    </style:style>
    <style:style style:name="T11" style:family="text">
      <style:text-properties fo:color="#000000" loext:opacity="100%" style:font-name="Gentium" style:font-name-complex="Calibri1"/>
    </style:style>
    <style:style style:name="T12" style:family="text">
      <style:text-properties style:font-name="Gentium" fo:language="en" fo:country="US" style:font-name-complex="Calibri1" style:font-style-complex="italic"/>
    </style:style>
    <style:style style:name="T13" style:family="text">
      <style:text-properties fo:color="#579d1c" loext:opacity="100%" style:font-name="Gentium" fo:language="en" fo:country="US" style:font-name-complex="Calibri1"/>
    </style:style>
    <style:style style:name="T14" style:family="text">
      <style:text-properties fo:color="#000000" loext:opacity="100%" style:font-name="Gentium" fo:language="fr" fo:country="FR" style:font-name-complex="Calibri1"/>
    </style:style>
    <style:style style:name="T15" style:family="text">
      <style:text-properties style:font-name="Gentium" fo:language="fr" fo:country="FR" style:font-name-complex="Calibri1"/>
    </style:style>
    <style:style style:name="T16" style:family="text">
      <style:text-properties style:font-name="Gentium" fo:language="fr" fo:country="FR"/>
    </style:style>
    <style:style style:name="T17" style:family="text">
      <style:text-properties fo:color="#579d1c" loext:opacity="100%" style:font-name="Gentium" fo:language="fr" fo:country="FR" style:font-name-complex="Calibri1"/>
    </style:style>
    <style:style style:name="T18" style:family="text">
      <style:text-properties fo:color="#000000" loext:opacity="100%" style:font-name="Gentium" fo:language="fr" fo:country="FR" fo:font-style="italic" style:font-style-asian="italic" style:font-name-complex="Calibri1"/>
    </style:style>
    <style:style style:name="T19" style:family="text">
      <style:text-properties fo:color="#000000" loext:opacity="100%" style:font-name="Gentium" fo:language="fr" fo:country="FR" fo:font-style="italic" style:font-style-asian="italic" style:font-name-complex="Calibri1" style:font-style-complex="italic"/>
    </style:style>
    <style:style style:name="T20" style:family="text">
      <style:text-properties style:font-name="Gentium" fo:language="en" fo:country="US" fo:font-style="italic" style:font-style-asian="italic" style:font-style-complex="italic"/>
    </style:style>
    <style:style style:name="T21" style:family="text">
      <style:text-properties fo:color="#000000" loext:opacity="100%" style:font-name="Gentium" fo:language="en" fo:country="US" fo:font-style="italic" style:font-style-asian="italic" style:font-style-complex="italic"/>
    </style:style>
    <style:style style:name="T22" style:family="text">
      <style:text-properties fo:color="#000000" loext:opacity="100%" style:font-name="Gentium" fo:language="en" fo:country="US" fo:font-style="italic" style:font-style-asian="italic" style:font-name-complex="Calibri1" style:font-style-complex="italic"/>
    </style:style>
    <style:style style:name="T23" style:family="text">
      <style:text-properties style:font-name="Gentium" fo:language="en" fo:country="US" fo:font-style="italic" style:font-style-asian="italic" style:font-name-complex="Calibri1" style:font-style-complex="italic"/>
    </style:style>
    <style:style style:name="T24" style:family="text">
      <style:text-properties fo:color="#000000" loext:opacity="100%" style:text-position="super 58%" style:font-name="Gentium" fo:language="en" fo:country="US" style:font-name-complex="Calibri1"/>
    </style:style>
    <style:style style:name="T25" style:family="text">
      <style:text-properties fo:color="#000000" loext:opacity="100%" style:font-name="Gentium" fo:font-style="italic" style:font-style-asian="italic" style:font-name-complex="Calibri1" style:font-style-complex="italic"/>
    </style:style>
    <style:style style:name="T26" style:family="text">
      <style:text-properties style:font-name="Gentium" fo:font-style="italic" style:font-style-asian="italic" style:font-name-complex="Calibri1" style:font-style-complex="italic"/>
    </style:style>
    <style:style style:name="T27" style:family="text">
      <style:text-properties style:font-name="Gentium" fo:language="en" fo:country="US" style:font-weight-complex="bold"/>
    </style:style>
    <style:style style:name="T28" style:family="text">
      <style:text-properties style:font-name="Gentium"/>
    </style:style>
    <style:style style:name="T29" style:family="text">
      <style:text-properties style:text-position="super 58%" style:font-name="Gentium" fo:language="en" fo:country="US"/>
    </style:style>
    <style:style style:name="T30" style:family="text">
      <style:text-properties style:font-name="Calibri" fo:font-size="10pt" style:font-size-asian="10pt" style:font-name-complex="Calibri1" style:font-size-complex="10pt"/>
    </style:style>
    <style:style style:name="T31" style:family="text">
      <style:text-properties fo:color="#000000" loext:opacity="100%" style:font-name="Calibri" fo:font-size="10pt" style:font-size-asian="10pt" style:font-name-complex="Calibri1" style:font-size-complex="10pt"/>
    </style:style>
    <style:style style:name="T32" style:family="text">
      <style:text-properties style:text-position="super 58%" style:font-name="Calibri" fo:font-size="10pt" style:font-size-asian="10pt" style:font-name-complex="Calibri1" style:font-size-complex="10pt"/>
    </style:style>
    <style:style style:name="T33" style:family="text">
      <style:text-properties style:font-name="Gentium" fo:language="en" fo:country="US" fo:font-style="italic" style:font-style-asian="italic"/>
    </style:style>
    <style:style style:name="T34" style:family="text">
      <style:text-properties style:text-position="super 58%" style:font-name="Gentium"/>
    </style:style>
    <style:style style:name="T35" style:family="text">
      <style:text-properties fo:color="#000000" loext:opacity="100%" fo:font-size="10pt" style:font-size-asian="10pt" style:font-name-complex="Calibri1" style:font-size-complex="10pt"/>
    </style:style>
    <style:style style:name="T36" style:family="text">
      <style:text-properties fo:color="#000000" loext:opacity="100%" style:font-name="Gentium" fo:language="en" fo:country="US" fo:font-style="italic" style:font-style-asian="italic"/>
    </style:style>
    <style:style style:name="T37" style:family="text">
      <style:text-properties style:font-name="Gentium" fo:language="en" fo:country="US" fo:font-style="italic" style:font-style-asian="italic" style:font-style-complex="italic" style:font-weight-complex="bold"/>
    </style:style>
    <style:style style:name="T38" style:family="text">
      <style:text-properties fo:color="#000000" loext:opacity="100%" style:font-name="Calibri" fo:font-size="10pt" fo:language="en" fo:country="US" style:font-size-asian="10pt" style:font-name-complex="Calibri1" style:font-size-complex="10pt"/>
    </style:style>
    <style:style style:name="T39" style:family="text">
      <style:text-properties fo:color="#000000" loext:opacity="100%" style:font-name="Gentium" fo:language="en" fo:country="US" style:font-weight-complex="bold"/>
    </style:style>
    <style:style style:name="T40" style:family="text">
      <style:text-properties style:font-name="Gentium" fo:font-style="italic" style:font-style-asian="italic" style:font-style-complex="italic"/>
    </style:style>
    <style:style style:name="T41" style:family="text">
      <style:text-properties fo:color="#000000" loext:opacity="100%" style:font-name="Gentium" fo:font-style="italic" style:font-style-asian="italic" style:font-style-complex="italic">
        <loext:char-complex-color loext:theme-type="dark1" loext:color-type="theme"/>
      </style:text-properties>
    </style:style>
    <style:style style:name="T42" style:family="text">
      <style:text-properties style:font-name="Gentium" fo:language="en" fo:country="US" style:font-style-complex="italic"/>
    </style:style>
    <style:style style:name="T43" style:family="text">
      <style:text-properties style:font-name="Calibri" fo:font-size="10pt" fo:language="en" fo:country="US" style:font-size-asian="10pt" style:font-name-complex="Calibri1" style:font-size-complex="10pt"/>
    </style:style>
    <style:style style:name="T44" style:family="text">
      <style:text-properties style:font-name="Calibri" fo:font-size="10pt" fo:language="en" fo:country="US" fo:font-style="italic" style:font-size-asian="10pt" style:font-style-asian="italic" style:font-name-complex="Calibri1" style:font-size-complex="10pt"/>
    </style:style>
    <style:style style:name="T45" style:family="text">
      <style:text-properties style:font-name="Gentium" style:font-style-complex="italic"/>
    </style:style>
    <style:style style:name="T46" style:family="text">
      <style:text-properties style:font-name="Gentium" fo:font-style="italic" style:font-style-asian="italic"/>
    </style:style>
    <style:style style:name="T47" style:family="text">
      <style:text-properties style:font-name="Calibri" fo:font-size="10pt" fo:font-style="italic" style:font-size-asian="10pt" style:font-style-asian="italic" style:font-name-complex="Calibri1" style:font-size-complex="10pt" style:font-style-complex="italic"/>
    </style:style>
    <style:style style:name="T48" style:family="text">
      <style:text-properties fo:color="#000000" loext:opacity="100%" style:font-name="Gentium"/>
    </style:style>
    <style:style style:name="T49" style:family="text">
      <style:text-properties fo:color="#000000" loext:opacity="100%" style:font-name="Gentium" fo:font-style="italic" style:font-style-asian="italic" style:font-style-complex="italic"/>
    </style:style>
    <style:style style:name="T50" style:family="text">
      <style:text-properties fo:color="#000000" loext:opacity="100%" style:font-name="Calibri" fo:font-size="10pt" fo:font-style="italic" style:font-size-asian="10pt" style:font-style-asian="italic" style:font-name-complex="Calibri1" style:font-size-complex="10pt" style:font-style-complex="italic"/>
    </style:style>
    <style:style style:name="T51" style:family="text">
      <style:text-properties fo:font-size="10pt" style:font-size-asian="10pt" style:font-name-complex="Calibri1" style:font-size-complex="10pt"/>
    </style:style>
    <style:style style:name="T52" style:family="text">
      <style:text-properties fo:font-size="10pt" fo:language="en" fo:country="US" style:font-size-asian="10pt" style:font-name-complex="Calibri1" style:font-size-complex="10pt"/>
    </style:style>
    <style:style style:name="T53" style:family="text">
      <style:text-properties fo:color="#000000" loext:opacity="100%" fo:font-size="10pt" style:font-size-asian="10pt" style:font-name-complex="Calibri1" style:font-size-complex="10pt">
        <loext:char-complex-color loext:theme-type="dark1" loext:color-type="theme"/>
      </style:text-properties>
    </style:style>
    <style:style style:name="T54" style:family="text">
      <style:text-properties fo:font-size="10pt" fo:language="en" fo:country="US" fo:font-style="italic" style:font-size-asian="10pt" style:font-style-asian="italic" style:font-name-complex="Calibri1" style:font-size-complex="10pt" style:font-style-complex="italic"/>
    </style:style>
    <style:style style:name="T55" style:family="text">
      <style:text-properties style:font-name="Calibri" fo:font-size="10pt" fo:language="en" fo:country="US" fo:font-style="italic" style:font-size-asian="10pt" style:font-style-asian="italic" style:font-name-complex="Calibri1"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1 (</text:span><text:span text:style-name="T2">Figs. 11–12). </text:span><text:span text:style-name="T3">a) </text:span><text:span text:style-name="T1">Ericcāvuṭaiyār temple</text:span><text:span text:style-name="T3">; b) on a stela now kept in the stores of the Government Museum in Chennai; c) personally accessed and photographed in 2010; d) </text:span><text:span text:style-name="T4">ARE 1905, no. 105; SII 14, no. 13, pp. 9–10; EI 9, no. 10, pp. 84–94 (edited by V. Venkayya, with introduction, translation and estampage); IEP 46</text:span><text:span text:style-name="T3">; e) </text:span><text:span text:style-name="T4">the 12</text:span><text:span text:style-name="T5">th</text:span><text:span text:style-name="T4"> year opposite to the 4</text:span><text:span text:style-name="T5">th</text:span><text:span text:style-name="T4"> year (i.e. 16</text:span><text:span text:style-name="T5">th </text:span><text:span text:style-name="T4">regnal year) of the reign of Varaguṇa Mahārājar</text:span><text:span text:style-name="T3">; end of the 9</text:span><text:span text:style-name="T6">th</text:span><text:span text:style-name="T3"> century.</text:span></text:p>
      <text:p text:style-name="P2" loext:marker-style-name="T7"/>
      <text:h text:style-name="Heading_20_1" text:outline-level="1">First side<text:span text:style-name="T1"/></text:h>
      <text:p text:style-name="P3" loext:marker-style-name="T8"><text:span text:style-name="T7">(1) </text:span><text:span text:style-name="T9">svasti śrī</text:span><text:span text:style-name="T7"> </text:span><text:span text:style-name="T9">bhaṭārar anugraha</text:span><text:span text:style-name="T7">tti</text:span><text:span text:style-name="T10">ṉ[[ā</text:span><text:span text:style-name="T7">]]</text:span></text:p>
      <text:p text:style-name="P3" loext:marker-style-name="T7"><text:span text:style-name="T7">(2) ṟ muḷḷināṭṭiḷaṅkoykkuṭi t</text:span><text:span text:style-name="T10"> {broken}</text:span></text:p>
      <text:p text:style-name="P3" loext:marker-style-name="T11"><text:span text:style-name="T7">(3) ruppottuṭaiyār </text:span><text:span text:style-name="T9">śrī</text:span><text:span text:style-name="T7">koyil </text:span><text:span text:style-name="T9">bhaṭāra</text:span><text:span text:style-name="T7">kku mu</text:span><text:span text:style-name="T10"> {broken}</text:span></text:p>
      <text:p text:style-name="P3" loext:marker-style-name="T8"><text:span text:style-name="T8">(4) k</text:span><text:span text:style-name="T11">e</text:span><text:span text:style-name="T8">ṭāmai poli koṇṭu nāṟku kālamun ti </text:span><text:span text:style-name="T10">{broken}</text:span></text:p>
      <text:p text:style-name="P3" loext:marker-style-name="T8"><text:span text:style-name="T7">(5) tu celuttuvatāka varakuṇa </text:span><text:span text:style-name="T9">maharajar</text:span><text:span text:style-name="T7"> toṇṭainā </text:span><text:span text:style-name="T10">{broken}</text:span></text:p>
      <text:p text:style-name="P3" loext:marker-style-name="T7"><text:span text:style-name="T7">(6) peṇṇaikkarai ˚ araicūr viṟṟiruntu ˚ iḷaṅ </text:span><text:span text:style-name="T10">{broken}</text:span></text:p>
      <text:p text:style-name="P3" loext:marker-style-name="T7"><text:span text:style-name="T7">(7) ṭic cavaiyār kaiyyiṟ kuṭutta kācu ˚ irun </text:span><text:span text:style-name="T10">{broken}</text:span></text:p>
      <text:p text:style-name="P3" loext:marker-style-name="T10"><text:span text:style-name="T7">(8) ṇ[ṇu]ṟu ˚ ivaṟṟāṟ kāciṉvāy iru kalam āka </text:span><text:span text:style-name="T10">{broken}</text:span></text:p>
      <text:p text:style-name="P3" loext:marker-style-name="T7"><text:span text:style-name="T7">(9) varai cavaiyār aḷakkum poli nel ˚ ain n[ū]ṟṟeṇpa </text:span><text:span text:style-name="T10">{broken}</text:span></text:p>
      <text:p text:style-name="P3" loext:marker-style-name="T7"><text:span text:style-name="T7">(10) ṉ kalam ˚ ivai koṇṭu </text:span><text:span text:style-name="T9">bhaṭāra</text:span><text:span text:style-name="T12">r</text:span><text:span text:style-name="T7"> paṇi makkaḷum ˚ i </text:span><text:span text:style-name="T10">{broken}</text:span></text:p>
      <text:p text:style-name="P3" loext:marker-style-name="T7"><text:span text:style-name="T7">(11) kokkuṭic cavai vāriyarum ˚ uṭaṉiṉṟu vara</text:span><text:span text:style-name="T10">ku {broken}</text:span></text:p>
      <text:p text:style-name="P3" loext:marker-style-name="T7"><text:span text:style-name="T7">(12) </text:span><text:span text:style-name="T9">maharaja</text:span><text:span text:style-name="T7">rkku </text:span><text:span text:style-name="T9">rājyavaṣa</text:span><text:span text:style-name="T7">m nāṉkāvatukku ˚ e </text:span><text:span text:style-name="T10">{broken}</text:span></text:p>
      <text:p text:style-name="P3" loext:marker-style-name="T7"><text:span text:style-name="T7">(13) panniraṇṭā</text:span><text:span text:style-name="T13"> </text:span><text:span text:style-name="T7">yāṇṭu tulā ñāyiṟu mutalāka ni </text:span><text:span text:style-name="T10">{broken}</text:span></text:p>
      <text:p text:style-name="P3" loext:marker-style-name="T14"><text:span text:style-name="T15">(14) yāka nāṉku kālamun tiruvamitu celuttu[</text:span><text:span text:style-name="T14">m pa]</text:span></text:p>
      <text:p text:style-name="P3" loext:marker-style-name="T15"><text:span text:style-name="T15">(15) ṭi ˚ oru poḻutaikku veṇṭuvaṉa ˚ arici cenn[</text:span><text:span text:style-name="T14">e]ṟ</text:span></text:p>
      <text:p text:style-name="P3" loext:marker-style-name="T15"><text:span text:style-name="T15">(16) ṟiṭṭal nāṉāḻi kummāyattukku paya[ṟṟu]</text:span><text:span text:style-name="T15"/></text:p>
      <text:p text:style-name="P3" loext:marker-style-name="T15"><text:span text:style-name="T15">(17) pparuppuri nivetikka pacuviṉ ṉaṟuney [[u]]</text:span><text:span text:style-name="T15"/></text:p>
      <text:p text:style-name="P3" loext:marker-style-name="T15"><text:span text:style-name="T15">(18) ḻakkup pacuviṉṟoy tayir urik karuvāḻai</text:span><text:span text:style-name="T15"/></text:p>
      <text:p text:style-name="P3" loext:marker-style-name="T15"><text:span text:style-name="T15">(19) p paḻa nāṉku carkkarai ˚ oru palam kaṟi ˚</text:span><text:span text:style-name="T14"> am[[i]]</text:span></text:p>
      <text:p text:style-name="P3" loext:marker-style-name="T15"><text:span text:style-name="T15">(20) rtu kāykkaṟi ˚ oṉṟu puḷiṅkaṟi ˚ iraṇṭu p</text:span><text:span text:style-name="T14">uḻu</text:span></text:p>
      <text:p text:style-name="P3" loext:marker-style-name="T15"><text:span text:style-name="T15">(21) kkukkaṟi ˚ oṉṟu porikkaṟi ˚ oṉṟu ˚ eṟṟikkaṟi</text:span><text:span text:style-name="T15"/></text:p>
      <text:p text:style-name="P3" loext:marker-style-name="T15"><text:span text:style-name="T15">(22) ˚ </text:span><text:span text:style-name="T14">aiñciṉukkuṅ</text:span><text:span text:style-name="T15"> kaṟi patiṉ palam</text:span></text:p>
      <text:p text:style-name="P3" loext:marker-style-name="T15"><text:span text:style-name="T15">(23) kaṟi tumikkavum porikkavum pacuviṉ aṟu ne</text:span><text:span text:style-name="T15"/></text:p>
      <text:p text:style-name="P3" loext:marker-style-name="T15"><text:span text:style-name="T15">(24) y ˚ āḻākkuk kūṭṭukku pacuviṉ </text:span><text:span text:style-name="T14">toyta[yi]</text:span></text:p>
      <text:p text:style-name="P3" loext:marker-style-name="T15"><text:span text:style-name="T15">(25) r urik kāyam ˚˚ iru ceviṭṭu ˚ ilai ˚ amirtu</text:span><text:span text:style-name="T15"/></text:p>
      <text:p text:style-name="P3" loext:marker-style-name="T15"><text:soft-page-break/><text:span text:style-name="T15">(26) veḷḷilai ˚ iraṭukku ˚ aṭaikkāy pattu</text:span><text:span text:style-name="T15"/></text:p>
      <text:p text:style-name="P3" loext:marker-style-name="T15"><text:span text:style-name="T15">(27) </text:span><text:span text:style-name="T14">n[u]</text:span><text:span text:style-name="T15">ṟu ˚ oru ceviṭṭu ˚ āka nikati nāṉku</text:span></text:p>
      <text:p text:style-name="P3" loext:marker-style-name="T15"><text:span text:style-name="T15">(28) poḻutaikku veṇṭuvaṉa ˚ arici ce</text:span><text:span text:style-name="T15"/></text:p>
      <text:p text:style-name="P3" loext:marker-style-name="T15"><text:span text:style-name="T15">(29) nneṟ ṟiṭṭal </text:span><text:span text:style-name="T14">patiṉ ˚ a nāḻi</text:span></text:p>
      <text:p text:style-name="P4" loext:marker-style-name="T15"/>
      <text:h text:style-name="Heading_20_1" text:outline-level="1">Secon<text:bookmark text:name="_GoBack"/>d side<text:span text:style-name="T16"/></text:h>
      <text:p text:style-name="P3" loext:marker-style-name="T15"><text:span text:style-name="T15">(30) ˚</text:span><text:span text:style-name="T14"> ā[ka] ˚ orā</text:span><text:span text:style-name="T15">ṭṭaikku ˚ arici </text:span><text:span text:style-name="T14">cenn[[e]]</text:span></text:p>
      <text:p text:style-name="P3" loext:marker-style-name="T15"><text:span text:style-name="T15">(31) ṟ ṟiṭṭal ˚ aṟupattu </text:span><text:span text:style-name="T14">nāṟ</text:span></text:p>
      <text:p text:style-name="P3" loext:marker-style-name="T15"><text:span text:style-name="T15">(32) [</text:span><text:span text:style-name="T14">ka]lam</text:span><text:span text:style-name="T15"> ˚ ivai kalav aricikku </text:span><text:span text:style-name="T14">mukka[[la]</text:span><text:span text:style-name="T15">]</text:span></text:p>
      <text:p text:style-name="P3" loext:marker-style-name="T15"><text:span text:style-name="T15">(33) </text:span><text:span text:style-name="T14">nellāka</text:span><text:span text:style-name="T15"> nūṟṟut </text:span><text:span text:style-name="T14">toṇṇ</text:span><text:span text:style-name="T15">[[ū]]ṟṟiru <text:s/>kala</text:span></text:p>
      <text:p text:style-name="P3" loext:marker-style-name="T15"><text:span text:style-name="T15">(34) </text:span><text:span text:style-name="T14">m</text:span><text:span text:style-name="T15"> </text:span><text:span text:style-name="T14">payaṟṟup paruppiru</text:span></text:p>
      <text:p text:style-name="P3" loext:marker-style-name="T15"><text:span text:style-name="T15">(35) </text:span><text:span text:style-name="T14">nāḻi</text:span><text:span text:style-name="T15"> ˚ ivai </text:span><text:span text:style-name="T14">nāḻip paruppu</text:span></text:p>
      <text:p text:style-name="P3" loext:marker-style-name="T15"><text:span text:style-name="T15">(36) kku munnāḻi nellāka ˚</text:span><text:span text:style-name="T14"> orāṭ</text:span></text:p>
      <text:p text:style-name="P3" loext:marker-style-name="T15"><text:span text:style-name="T15">(37) ṭaikku nel ˚</text:span><text:span text:style-name="T14"> irupattu</text:span><text:span text:style-name="T15"> nāṟkalam</text:span></text:p>
      <text:p text:style-name="P3" loext:marker-style-name="T15"><text:span text:style-name="T15">(38) </text:span><text:span text:style-name="T14">pacuviṉ</text:span><text:span text:style-name="T17"> </text:span><text:span text:style-name="T14">ṉaṟuney</text:span><text:span text:style-name="T15"> nāḻiy[[u]]ri ˚ i</text:span></text:p>
      <text:p text:style-name="P3" loext:marker-style-name="T15"><text:span text:style-name="T15">(39) vai nā</text:span><text:span text:style-name="T14">ḻi nekku</text:span><text:span text:style-name="T15"> muppati ṉāḻi [n]e</text:span></text:p>
      <text:p text:style-name="P3" loext:marker-style-name="T15"><text:span text:style-name="T15">(40) llā</text:span><text:span text:style-name="T14">ka ˚ orāṭaik</text:span><text:span text:style-name="T15">ku nel nū</text:span><text:span text:style-name="T14">ṟṟeṇpa</text:span></text:p>
      <text:p text:style-name="P3" loext:marker-style-name="T15"><text:span text:style-name="T15">(41) </text:span><text:span text:style-name="T14">tiṉ</text:span><text:span text:style-name="T15"> kalam</text:span><text:span text:style-name="T17"> </text:span><text:span text:style-name="T15">pacuva</text:span><text:span text:style-name="T14">ṉṟo</text:span><text:span text:style-name="T15">y tayi</text:span></text:p>
      <text:p text:style-name="P3" loext:marker-style-name="T15"><text:span text:style-name="T15">(42) [</text:span><text:span text:style-name="T14">r]</text:span><text:span text:style-name="T15"> nāṉāḻi ˚ ivai </text:span><text:span text:style-name="T14">nāḻit </text:span><text:span text:style-name="T15">ta</text:span><text:span text:style-name="T14">yirkku</text:span></text:p>
      <text:p text:style-name="P3" loext:marker-style-name="T15"><text:span text:style-name="T15">(43) munnāḻi nellāka ˚</text:span><text:span text:style-name="T14"> orāṭṭaikku</text:span><text:span text:style-name="T17"> </text:span><text:span text:style-name="T14">ne</text:span></text:p>
      <text:p text:style-name="P3" loext:marker-style-name="T15"><text:span text:style-name="T15">(44) l </text:span><text:span text:style-name="T14">nāṟpatteṇ kalam</text:span><text:span text:style-name="T15"> </text:span><text:span text:style-name="T14">karuvāḻaip pa</text:span></text:p>
      <text:p text:style-name="P3" loext:marker-style-name="T15"><text:span text:style-name="T15">(45) ḻam </text:span><text:span text:style-name="T14">patiṉāṟu</text:span><text:span text:style-name="T15"> ˚ ivai ˚</text:span><text:span text:style-name="T14"> iraṇṭukk</text:span><text:span text:style-name="T15">[</text:span><text:span text:style-name="T14">u]</text:span></text:p>
      <text:p text:style-name="P3" loext:marker-style-name="T15"><text:span text:style-name="T15">(46) nāḻi nellāka ˚ orāṭṭaikku </text:span><text:span text:style-name="T14">ne[l</text:span><text:span text:style-name="T15">]</text:span></text:p>
      <text:p text:style-name="P3" loext:marker-style-name="T15"><text:span text:style-name="T15">(47) </text:span><text:span text:style-name="T14">muppattiru kalam</text:span><text:span text:style-name="T15"> </text:span><text:span text:style-name="T14">ca</text:span><text:span text:style-name="T15">rkkarai </text:span><text:span text:style-name="T14">nāṟṟap pa</text:span></text:p>
      <text:p text:style-name="P3" loext:marker-style-name="T15"><text:span text:style-name="T15">(48) </text:span><text:span text:style-name="T14">lam</text:span><text:span text:style-name="T15"> ˚ itu ˚ oru palattukku nāḻi</text:span></text:p>
      <text:p text:style-name="P3" loext:marker-style-name="T15"><text:span text:style-name="T15">(49) </text:span><text:span text:style-name="T14">yuri</text:span><text:span text:style-name="T15"> nellāka ˚ orāṭṭaikku </text:span><text:span text:style-name="T14">nel</text:span></text:p>
      <text:p text:style-name="P3" loext:marker-style-name="T15"><text:span text:style-name="T15">(50) ˚ irupattu nāṟkkalam kaṟi </text:span><text:span text:style-name="T14">nāṟpa</text:span></text:p>
      <text:p text:style-name="P3" loext:marker-style-name="T15"><text:span text:style-name="T15">(51) </text:span><text:span text:style-name="T14">tiṉ</text:span><text:span text:style-name="T15"> palam ˚ ivai </text:span><text:span text:style-name="T14">paṉ pa[la]</text:span></text:p>
      <text:p text:style-name="P3" loext:marker-style-name="T15"><text:span text:style-name="T15">(52) ttukku nāḻi nellāka ˚</text:span><text:span text:style-name="T14"> orā[ṭ</text:span><text:span text:style-name="T15">]</text:span></text:p>
      <text:p text:style-name="P3" loext:marker-style-name="T15"><text:span text:style-name="T15">(53) ṭaikku nel </text:span><text:span text:style-name="T14">paṉaṟu kalam</text:span><text:span text:style-name="T15"> </text:span><text:span text:style-name="T14">kāyam</text:span></text:p>
      <text:p text:style-name="P3" loext:marker-style-name="T14"><text:span text:style-name="T14">(54) ˚ āḻakke mucceviṭṭu ˚ itu</text:span><text:span text:style-name="T14"/></text:p>
      <text:p text:style-name="P3" loext:marker-style-name="T7"><text:span text:style-name="T7">(55</text:span><text:span text:style-name="T10">) ˚ uḻakku kāyattukkaṟu nā</text:span></text:p>
      <text:p text:style-name="P2" loext:marker-style-name="T7"><text:soft-page-break/></text:p>
      <text:h text:style-name="Heading_20_1" text:outline-level="1">Third side<text:span text:style-name="T1"/></text:h>
      <text:p text:style-name="P3" loext:marker-style-name="T15"><text:span text:style-name="T15">(56) ḻ</text:span><text:span text:style-name="T14">[i</text:span><text:span text:style-name="T15">] </text:span><text:span text:style-name="T14">ne[llāka</text:span><text:span text:style-name="T15">] ˚ o</text:span><text:span text:style-name="T14">rāṭ[ṭai]</text:span></text:p>
      <text:p text:style-name="P3" loext:marker-style-name="T15"><text:span text:style-name="T15">(57) </text:span><text:span text:style-name="T14">kku</text:span><text:span text:style-name="T15"> nel pattoṉ[</text:span><text:span text:style-name="T14">pa</text:span><text:span text:style-name="T15">]</text:span></text:p>
      <text:p text:style-name="P3" loext:marker-style-name="T15"><text:span text:style-name="T15">(58) </text:span><text:span text:style-name="T14">[ti]ṉ kalaṉe</text:span><text:span text:style-name="T15"> mukkuṇi</text:span></text:p>
      <text:p text:style-name="P3" loext:marker-style-name="T15"><text:span text:style-name="T15">(59) ˚ ilai amartu veḷ</text:span><text:span text:style-name="T15"/></text:p>
      <text:p text:style-name="P3" loext:marker-style-name="T15"><text:span text:style-name="T15">(60) </text:span><text:span text:style-name="T14">[ḷi]</text:span><text:span text:style-name="T15">lai ˚ iraṇṭu</text:span><text:span text:style-name="T14"> paṟṟu</text:span></text:p>
      <text:p text:style-name="P3" loext:marker-style-name="T14"><text:span text:style-name="T14">(61) ˚ ivai ˚ oru paṟṟukk[[i]]</text:span><text:span text:style-name="T14"/></text:p>
      <text:p text:style-name="P3" loext:marker-style-name="T14"><text:span text:style-name="T14">(62) [[ru]] nāḻi nellāka ˚ or[[ā]]</text:span><text:span text:style-name="T14"/></text:p>
      <text:p text:style-name="P3" loext:marker-style-name="T14"><text:span text:style-name="T14">(63) [ṭṭai]kku nel pati</text:span><text:span text:style-name="T14"/></text:p>
      <text:p text:style-name="P3" loext:marker-style-name="T14"><text:span text:style-name="T14">(64) ṉ aṟu kalam aṭai[[kkā]]</text:span><text:span text:style-name="T14"/></text:p>
      <text:p text:style-name="P3" loext:marker-style-name="T14"><text:span text:style-name="T14">(65) [y] nāṟpatu ˚ ivai [[i]]</text:span><text:span text:style-name="T14"/></text:p>
      <text:p text:style-name="P3" loext:marker-style-name="T15"><text:span text:style-name="T15">(66) </text:span><text:span text:style-name="T14">rupataṭaikkāy[[kku</text:span><text:span text:style-name="T15"> mun]]</text:span></text:p>
      <text:p text:style-name="P3" loext:marker-style-name="T14"><text:span text:style-name="T14">(67) nāḻi[y]uri nellāka</text:span><text:span text:style-name="T14"/></text:p>
      <text:p text:style-name="P3" loext:marker-style-name="T14"><text:span text:style-name="T14">(68) ˚ orāṭṭaikku nell[[i]]</text:span><text:span text:style-name="T14"/></text:p>
      <text:p text:style-name="P3" loext:marker-style-name="T14"><text:span text:style-name="T14">(69) [ru]patteṇ kalam n[ū]ṟu</text:span><text:span text:style-name="T14"/></text:p>
      <text:p text:style-name="P3" loext:marker-style-name="T15"><text:span text:style-name="T15">(70) nāṟ ceviṭṭu ˚ itu</text:span><text:span text:style-name="T15"/></text:p>
      <text:p text:style-name="P3" loext:marker-style-name="T14"><text:span text:style-name="T14">(71) nāḻikkiru nāḻiyā[[ka]]</text:span><text:span text:style-name="T14"/></text:p>
      <text:p text:style-name="P3" loext:marker-style-name="T15"><text:span text:style-name="T15">(72) ˚ orāṭṭaikku nel</text:span><text:span text:style-name="T15"/></text:p>
      <text:p text:style-name="P3" loext:marker-style-name="T14"><text:span text:style-name="T14">(73) panniru kuṇi ˚ el</text:span><text:span text:style-name="T14"/></text:p>
      <text:p text:style-name="P3" loext:marker-style-name="T15"><text:span text:style-name="T15">(74)- </text:span><text:span text:style-name="T14">lām</text:span><text:span text:style-name="T15"> ˚ eṟṟi ˚</text:span><text:span text:style-name="T14"> orāṭ</text:span></text:p>
      <text:p text:style-name="P3" loext:marker-style-name="T14"><text:span text:style-name="T14">(75) ṭaikku veṇ nel ˚ ai[[n]]</text:span><text:span text:style-name="T14"/></text:p>
      <text:p text:style-name="P3" loext:marker-style-name="T14"><text:span text:style-name="T14">(76)- nūṟṟeṇpatiṉ kala[[m]]</text:span><text:span text:style-name="T14"/></text:p>
      <text:p text:style-name="P3" loext:marker-style-name="T15"><text:span text:style-name="T15">(77) ˚ ipparicu niyati</text:span><text:span text:style-name="T15"/></text:p>
      <text:p text:style-name="P3" loext:marker-style-name="T14"><text:span text:style-name="T14">(78)- [p]paṭi muṭṭ[ā]mai</text:span><text:span text:style-name="T14"/></text:p>
      <text:p text:style-name="P3" loext:marker-style-name="T15"><text:span text:style-name="T15">(79) </text:span><text:span text:style-name="T14">neṭuṅkālamuñ</text:span><text:span text:style-name="T17"> </text:span><text:span text:style-name="T14">ce</text:span></text:p>
      <text:p text:style-name="P3" loext:marker-style-name="T15"><text:span text:style-name="T15">(80</text:span><text:span text:style-name="T14">) luttuvatāka </text:span><text:span text:style-name="T15">vai</text:span><text:span text:style-name="T14">tā</text:span></text:p>
      <text:p text:style-name="P3" loext:marker-style-name="T15"><text:span text:style-name="T15">(81) r </text:span><text:span text:style-name="T18">śrī</text:span><text:span text:style-name="T15"> varakuṇa </text:span><text:span text:style-name="T19">maharā</text:span><text:span text:style-name="T14">[</text:span><text:span text:style-name="T19">ja</text:span><text:span text:style-name="T14">]</text:span></text:p>
      <text:p text:style-name="P5" loext:marker-style-name="T16"/>
      <text:p text:style-name="Standard" loext:marker-style-name="T1"><text:span text:style-name="T1">Fortune! Prosperity! By the grace of (</text:span><text:span text:style-name="T20">anugrahattiṉ-āl</text:span><text:span text:style-name="T1">) Bhaṭārar! For Bhaṭāra in the Śrīkōyil of Tiruppōttuṭaiyār in Iḷaṅkōykkuṭi in Muḷḷināṭu, with (</text:span><text:span text:style-name="T20">koṇṭu</text:span><text:span text:style-name="T1">) the interests (</text:span><text:span text:style-name="T20">poli</text:span><text:span text:style-name="T1">) without destroying (</text:span><text:span text:style-name="T20">keṭāmai</text:span><text:span text:style-name="T1">) the capital (</text:span><text:span text:style-name="T20">mu</text:span><text:span text:style-name="T1">{{</text:span><text:span text:style-name="T20">tal</text:span><text:span text:style-name="T1">}}), for (</text:span><text:span text:style-name="T20">āka</text:span><text:span text:style-name="T1">) sacred food offerings (</text:span><text:span text:style-name="T20">ti</text:span><text:span text:style-name="T1">{{</text:span><text:span text:style-name="T20">ruvamu</text:span><text:span text:style-name="T1">}}</text:span><text:span text:style-name="T20">tu</text:span><text:span text:style-name="T1">) to be dispatched (</text:span><text:span text:style-name="T20">celuttuvatu</text:span><text:span text:style-name="T1">) four times (</text:span><text:span text:style-name="T20">nāṉku kālamum</text:span><text:span text:style-name="T1">) [a day], Varakuṇa Mahārājar, who is </text:span><text:soft-page-break/><text:span text:style-name="T1">sitting in Araicūr on the bank (</text:span><text:span text:style-name="T20">karai</text:span><text:span text:style-name="T1">) of the Peṇṇai (river) in Toṇṭainā{{ṭu}}, gave </text:span><text:span text:style-name="T4">(</text:span><text:span text:style-name="T21">kuṭutta</text:span><text:span text:style-name="T4">) in the hands (</text:span><text:span text:style-name="T21">kaiyyil</text:span><text:span text:style-name="T4">) of those of the Sabhā of Iḷaṅ{{kōykku}}ṭi, two hundred and ninety </text:span><text:span text:style-name="T1">(</text:span><text:span text:style-name="T20">irun</text:span><text:span text:style-name="T1">{{</text:span><text:span text:style-name="T21">ūṟṟutto</text:span><text:span text:style-name="T1">}}</text:span><text:span text:style-name="T20">ṇṇuṟu</text:span><text:span text:style-name="T1">)</text:span><text:span text:style-name="T21"> kācu</text:span><text:span text:style-name="T4">s.</text:span></text:p>
      <text:p text:style-name="P6" loext:marker-style-name="T10"><text:span text:style-name="T10">With those (</text:span><text:span text:style-name="T22">ivaṟṟār</text:span><text:span text:style-name="T10">), at the rate (</text:span><text:span text:style-name="T22">āka</text:span><text:span text:style-name="T10">) of 2 </text:span><text:span text:style-name="T22">kalam</text:span><text:span text:style-name="T10">s (</text:span><text:span text:style-name="T22">iru kalam</text:span><text:span text:style-name="T10">) per </text:span><text:span text:style-name="T22">kācu</text:span><text:span text:style-name="T10"> (</text:span><text:span text:style-name="T22">kācu-iṉ-vāy</text:span><text:span text:style-name="T10">), every year ({{</text:span><text:span text:style-name="T22">āṇṭu</text:span><text:span text:style-name="T10">}}</text:span><text:span text:style-name="T22">varai</text:span><text:span text:style-name="T10">), the members of the Sabhā (</text:span><text:span text:style-name="T22">cavaiyār</text:span><text:span text:style-name="T10">) will measure (</text:span><text:span text:style-name="T22">aḷakkum</text:span><text:span text:style-name="T10">) five hundred and eighty (</text:span><text:span text:style-name="T23">ain nūṟṟeṇpa</text:span><text:span text:style-name="T7">{{</text:span><text:span text:style-name="T22">ti</text:span><text:span text:style-name="T10">}}</text:span><text:span text:style-name="T23">ṉ</text:span><text:span text:style-name="T7">)</text:span><text:span text:style-name="T10"> </text:span><text:span text:style-name="T22">kalam</text:span><text:span text:style-name="T10">s of paddy (</text:span><text:span text:style-name="T22">nel</text:span><text:span text:style-name="T10">) as interest (</text:span><text:span text:style-name="T22">poli</text:span><text:span text:style-name="T10">);</text:span></text:p>
      <text:p text:style-name="P6" loext:marker-style-name="T10"><text:span text:style-name="T10">Having taken those (</text:span><text:span text:style-name="T22">ivai koṇṭu</text:span><text:span text:style-name="T10">), the people (</text:span><text:span text:style-name="T22">makkaḷum</text:span><text:span text:style-name="T10">) who bow (</text:span><text:span text:style-name="T22">paṇi</text:span><text:span text:style-name="T10">) to Bhaṭārar and the committee (</text:span><text:span text:style-name="T22">vāriyum</text:span><text:span text:style-name="T10">) of the Sabhā of Iḷaṅkōykkuṭi, standing together (</text:span><text:span text:style-name="T22">uṭaṉ-niṉṟu</text:span><text:span text:style-name="T10">), in the 12</text:span><text:span text:style-name="T24">th</text:span><text:span text:style-name="T10"> year opposite (</text:span><text:span text:style-name="T22">e</text:span><text:span text:style-name="T10">{{</text:span><text:span text:style-name="T22">tir</text:span><text:span text:style-name="T10">}}) to the fourth year (</text:span><text:span text:style-name="T23">nāṉkāvatukku</text:span><text:span text:style-name="T7">)</text:span><text:span text:style-name="T10"> of the reign (</text:span><text:span text:style-name="T22">rājyavarṣam</text:span><text:span text:style-name="T10">) of Varaku{{ṇa}} Mahārājar, beginning from (</text:span><text:span text:style-name="T22">mutal-āka</text:span><text:span text:style-name="T10">) the month (</text:span><text:span text:style-name="T22">ñāyiṟu</text:span><text:span text:style-name="T10">) of Tulā, will dispatch (</text:span><text:span text:style-name="T22">celuttum</text:span><text:span text:style-name="T10">) holy food four (</text:span><text:span text:style-name="T22">nāṉku</text:span><text:span text:style-name="T10">) times (</text:span><text:span text:style-name="T22">kālamun</text:span><text:span text:style-name="T10">) a day (</text:span><text:span text:style-name="T22">nicati-y-āka</text:span><text:span text:style-name="T10">), as follows (</text:span><text:span text:style-name="T22">paṭi</text:span><text:span text:style-name="T10">); what is required (</text:span><text:span text:style-name="T22">vēṇṭuvaṉa</text:span><text:span text:style-name="T10">) for one time (</text:span><text:span text:style-name="T22">oru poḻutaikku</text:span><text:span text:style-name="T10">), four </text:span><text:span text:style-name="T22">nāḻi</text:span><text:span text:style-name="T10">s of superior (</text:span><text:span text:style-name="T22">cennel</text:span><text:span text:style-name="T10">) pounded (</text:span><text:span text:style-name="T22">tīṭṭal</text:span><text:span text:style-name="T10">) rice (</text:span><text:span text:style-name="T22">arici</text:span><text:span text:style-name="T10">); one </text:span><text:span text:style-name="T22">uri</text:span><text:span text:style-name="T10"> of green gram (</text:span><text:span text:style-name="T22">payaṟṟu paruppu</text:span><text:span text:style-name="T10">) for </text:span><text:span text:style-name="T22">kumāyam</text:span><text:span text:style-name="T10"> (boiled dhal); one </text:span><text:span text:style-name="T22">uḻakku</text:span><text:span text:style-name="T10"> of fragrant (</text:span><text:span text:style-name="T22">naṟu</text:span><text:span text:style-name="T10">) cow (</text:span><text:span text:style-name="T22">pacuviṉ</text:span><text:span text:style-name="T10">) ghee (</text:span><text:span text:style-name="T22">ney</text:span><text:span text:style-name="T10">) to offer (</text:span><text:span text:style-name="T22">nivētikka</text:span><text:span text:style-name="T10">); one </text:span><text:span text:style-name="T22">uri</text:span><text:span text:style-name="T10"> of cow (</text:span><text:span text:style-name="T22">pacuviṉ</text:span><text:span text:style-name="T10">) thick (</text:span><text:span text:style-name="T22">tōy</text:span><text:span text:style-name="T10">) yogurt (</text:span><text:span text:style-name="T22">tayir</text:span><text:span text:style-name="T10">); four (</text:span><text:span text:style-name="T22">nāṉku</text:span><text:span text:style-name="T10">) plantain bananas (</text:span><text:span text:style-name="T22">karuvāḻai paḻam</text:span><text:span text:style-name="T10">); one </text:span><text:span text:style-name="T22">palam</text:span><text:span text:style-name="T10"> of sugar (</text:span><text:span text:style-name="T22">carkkarai</text:span><text:span text:style-name="T10">); one vegetable dish (</text:span><text:span text:style-name="T23">kāykkaṟi</text:span><text:span text:style-name="T7">) for vegetable food offerings (</text:span><text:span text:style-name="T23">kaṟi amirtu</text:span><text:span text:style-name="T7">), two tamarin dishes (</text:span><text:span text:style-name="T23">puḷiṅkaṟi</text:span><text:span text:style-name="T7">), one boiled dish (</text:span><text:span text:style-name="T23">puḻukku kaṟi</text:span><text:span text:style-name="T7">), one fried dish (</text:span><text:span text:style-name="T23">pori kaṟi</text:span><text:span text:style-name="T7">), ten </text:span><text:span text:style-name="T23">palam</text:span><text:span text:style-name="T7">s of vegetables (</text:span><text:span text:style-name="T23">kaṟi</text:span><text:span text:style-name="T7">) for all [those] five (</text:span><text:span text:style-name="T22">aiñciṉukkuṅ</text:span><text:span text:style-name="T10">) various dishes (</text:span><text:span text:style-name="T22">ēṟṟi kaṟi</text:span><text:span text:style-name="T10">); one </text:span><text:span text:style-name="T22">uḻakku</text:span><text:span text:style-name="T10"> (</text:span><text:span text:style-name="T22">āḻakku</text:span><text:span text:style-name="T10">) of excellent (</text:span><text:span text:style-name="T22">aṟu</text:span><text:span text:style-name="T10">) cow (</text:span><text:span text:style-name="T22">pacuviṉ</text:span><text:span text:style-name="T10">) ghee (</text:span><text:span text:style-name="T22">ney</text:span><text:span text:style-name="T10">) to fry (</text:span><text:span text:style-name="T22">porikkavum</text:span><text:span text:style-name="T10">) and to sprinkle (</text:span><text:span text:style-name="T22">tumikkavum</text:span><text:span text:style-name="T10">) on the dishes (</text:span><text:span text:style-name="T22">kaṟi</text:span><text:span text:style-name="T10">); one </text:span><text:span text:style-name="T22">uri</text:span><text:span text:style-name="T10"> of cow’s (</text:span><text:span text:style-name="T22">pacuviṉ</text:span><text:span text:style-name="T10">) thick yogurt (</text:span><text:span text:style-name="T22">tōy tayir</text:span><text:span text:style-name="T10">) to mix (</text:span><text:span text:style-name="T22">kūṭṭukku</text:span><text:span text:style-name="T10">); two </text:span><text:span text:style-name="T22">ceviṭṭu</text:span><text:span text:style-name="T10">s of condiments (</text:span><text:span text:style-name="T22">kāyam</text:span><text:span text:style-name="T10">); for the leaves offerings (</text:span><text:span text:style-name="T22">ilai amirtu</text:span><text:span text:style-name="T10">), tow (</text:span><text:span text:style-name="T22">īr</text:span><text:span text:style-name="T10">) rows (</text:span><text:span text:style-name="T22">aṭukku</text:span><text:span text:style-name="T10">) of betel leaves (</text:span><text:span text:style-name="T22">veḷḷilai</text:span><text:span text:style-name="T10">), ten (</text:span><text:span text:style-name="T22">pattu</text:span><text:span text:style-name="T10">) arecanuts (</text:span><text:span text:style-name="T22">aṭaikkāy</text:span><text:span text:style-name="T10">), one </text:span><text:span text:style-name="T22">ceviṭṭu</text:span><text:span text:style-name="T10"> of lime (</text:span><text:span text:style-name="T22">nūṟu</text:span><text:span text:style-name="T10">).</text:span></text:p>
      <text:p text:style-name="P6" loext:marker-style-name="T8"><text:span text:style-name="T10">For four (</text:span><text:span text:style-name="T23">nāṉku</text:span><text:span text:style-name="T7">)</text:span><text:span text:style-name="T10"> times (</text:span><text:span text:style-name="T23">poḻutaikku</text:span><text:span text:style-name="T7">) every day (</text:span><text:span text:style-name="T23">nikati</text:span><text:span text:style-name="T7"> &gt; </text:span><text:span text:style-name="T23">nicati</text:span><text:span text:style-name="T7">), what is needed (</text:span><text:span text:style-name="T23">vēṇṭunaṉa</text:span><text:span text:style-name="T7">) is: at the rate (</text:span><text:span text:style-name="T23">āka</text:span><text:span text:style-name="T7">) of sixteen (</text:span><text:span text:style-name="T23">patiṉ a</text:span><text:span text:style-name="T7"> &gt; </text:span><text:span text:style-name="T23">patiṉ aṟu</text:span><text:span text:style-name="T7">) </text:span><text:span text:style-name="T23">nāḻi</text:span><text:span text:style-name="T7">s of superior pounded rice (</text:span><text:span text:style-name="T23">arici cennel tīṭṭal</text:span><text:span text:style-name="T7">), for one year (</text:span><text:span text:style-name="T25">orā</text:span><text:span text:style-name="T26">ṭṭaikku</text:span><text:span text:style-name="T8">) sixty-four (</text:span><text:span text:style-name="T26">aṟu pattu nāṟ</text:span><text:span text:style-name="T8">) </text:span><text:span text:style-name="T26">kalam</text:span><text:span text:style-name="T8">s </text:span><text:span text:style-name="T7">of superior pounded rice (</text:span><text:span text:style-name="T23">arici cennel tīṭṭal</text:span><text:span text:style-name="T7">); at the rate (</text:span><text:span text:style-name="T23">āka</text:span><text:span text:style-name="T7">) of three </text:span><text:span text:style-name="T23">kalam</text:span><text:span text:style-name="T7">s (</text:span><text:span text:style-name="T23">mukkalam</text:span><text:span text:style-name="T7">) of paddy (</text:span><text:span text:style-name="T23">nellu</text:span><text:span text:style-name="T7">) for one </text:span><text:span text:style-name="T23">kalam</text:span><text:span text:style-name="T7"> (</text:span><text:span text:style-name="T23">kalav</text:span><text:span text:style-name="T7"> &gt; </text:span><text:span text:style-name="T23">kalam</text:span><text:span text:style-name="T7">) of rice (</text:span><text:span text:style-name="T23">arici</text:span><text:span text:style-name="T7">), hundred and ninety-two (</text:span><text:span text:style-name="T26">nūṟṟut </text:span><text:span text:style-name="T25">toṇṇ</text:span><text:span text:style-name="T26">ūṟṟiru</text:span><text:span text:style-name="T8">) </text:span><text:span text:style-name="T26">kalam</text:span><text:span text:style-name="T8">s [of paddy]; two </text:span><text:span text:style-name="T26">nāḻi</text:span><text:span text:style-name="T8">s of </text:span><text:span text:style-name="T10">green gram (</text:span><text:span text:style-name="T22">payaṟṟu paruppu</text:span><text:span text:style-name="T10">); at the rate of (</text:span><text:span text:style-name="T22">āka</text:span><text:span text:style-name="T10">) three </text:span><text:span text:style-name="T26">nāḻi</text:span><text:span text:style-name="T8">s </text:span><text:span text:style-name="T10">of paddy (</text:span><text:span text:style-name="T22">nellu</text:span><text:span text:style-name="T10">) for one </text:span><text:span text:style-name="T22">nāḻi</text:span><text:span text:style-name="T10"> of gram (</text:span><text:span text:style-name="T22">paruppu</text:span><text:span text:style-name="T10">), </text:span><text:span text:style-name="T8">for one year (</text:span><text:span text:style-name="T26">orāṭṭaikku</text:span><text:span text:style-name="T8">) </text:span><text:span text:style-name="T10">twenty four (</text:span><text:span text:style-name="T25">irupattu</text:span><text:span text:style-name="T26"> nāṟ</text:span><text:span text:style-name="T8">) </text:span><text:span text:style-name="T26">kalam</text:span><text:span text:style-name="T8">s of paddy; one </text:span><text:span text:style-name="T26">nāḻi</text:span><text:span text:style-name="T8"> </text:span><text:span text:style-name="T26">uri</text:span><text:span text:style-name="T8"> of frangrant (</text:span><text:span text:style-name="T26">naṟu</text:span><text:span text:style-name="T8">) cow’s (</text:span><text:span text:style-name="T26">pacuviṉ</text:span><text:span text:style-name="T8">) ghee (</text:span><text:span text:style-name="T26">ney</text:span><text:span text:style-name="T8">); at the rate of thirty (</text:span><text:span text:style-name="T26">muppati</text:span><text:span text:style-name="T8">) </text:span><text:span text:style-name="T26">nāḻi</text:span><text:span text:style-name="T8">s of paddy for one </text:span><text:span text:style-name="T26">nāḻi</text:span><text:span text:style-name="T8"> of ghee (</text:span><text:span text:style-name="T26">nekku</text:span><text:span text:style-name="T8">), for one year (</text:span><text:span text:style-name="T26">orāṭikku</text:span><text:span text:style-name="T8"> &gt; </text:span><text:span text:style-name="T26">orāṭṭaikku</text:span><text:span text:style-name="T8">) hundred and eighty (</text:span><text:span text:style-name="T26">nū</text:span><text:span text:style-name="T25">ṟṟeṇpatiṉ</text:span><text:span text:style-name="T11">) </text:span><text:span text:style-name="T25">kalam</text:span><text:span text:style-name="T11">s of paddy (</text:span><text:span text:style-name="T25">nel</text:span><text:span text:style-name="T11">); four </text:span><text:span text:style-name="T26">nāḻi</text:span><text:span text:style-name="T8">s </text:span><text:span text:style-name="T11">(</text:span><text:span text:style-name="T26">nāṉāḻi</text:span><text:span text:style-name="T8">) of thick cow’s yogurt (</text:span><text:span text:style-name="T26">pacuva</text:span><text:span text:style-name="T25">ṉ ṟo</text:span><text:span text:style-name="T26">ytayir</text:span><text:span text:style-name="T8"> &gt; </text:span><text:span text:style-name="T26">pacuvi</text:span><text:span text:style-name="T25">ṉ tō</text:span><text:span text:style-name="T26">ytayir</text:span><text:span text:style-name="T8">); at the rate of (</text:span><text:span text:style-name="T26">āka</text:span><text:span text:style-name="T8">) three </text:span><text:span text:style-name="T26">nāḻi</text:span><text:span text:style-name="T8">s of paddy (</text:span><text:span text:style-name="T26">nellu</text:span><text:span text:style-name="T8">) for a </text:span><text:span text:style-name="T26">nāḻi</text:span><text:span text:style-name="T8"> of yougurt (</text:span><text:span text:style-name="T26">tayirkku</text:span><text:span text:style-name="T8">), for a year, fourty eight </text:span><text:span text:style-name="T26">kalam</text:span><text:span text:style-name="T8">s of paddy; sixteen (</text:span><text:span text:style-name="T25">patiṉāṟu</text:span><text:span text:style-name="T11">) </text:span><text:soft-page-break/><text:span text:style-name="T11">plantain bananas (</text:span><text:span text:style-name="T25">karuvāḻaippaḻam</text:span><text:span text:style-name="T11">); at the rate of (</text:span><text:span text:style-name="T25">āka</text:span><text:span text:style-name="T11">) one </text:span><text:span text:style-name="T25">nāḻi</text:span><text:span text:style-name="T11"> of paddy (</text:span><text:span text:style-name="T25">nellu</text:span><text:span text:style-name="T11">) for two (</text:span><text:span text:style-name="T25">iraṇṭukku</text:span><text:span text:style-name="T11">) [bananas?], for one year, thirty-two (</text:span><text:span text:style-name="T25">muppattiru</text:span><text:span text:style-name="T11">) </text:span><text:span text:style-name="T25">kalam</text:span><text:span text:style-name="T11">s of paddy (</text:span><text:span text:style-name="T25">nel</text:span><text:span text:style-name="T11">); four (</text:span><text:span text:style-name="T25">nāṟṟa</text:span><text:span text:style-name="T11"> &gt; </text:span><text:span text:style-name="T25">nāṟ</text:span><text:span text:style-name="T11">) </text:span><text:span text:style-name="T25">palam</text:span><text:span text:style-name="T11">s of sugar (</text:span><text:span text:style-name="T25">ca</text:span><text:span text:style-name="T26">rkkarai</text:span><text:span text:style-name="T8">), for one </text:span><text:span text:style-name="T26">palam</text:span><text:span text:style-name="T8"> of this (</text:span><text:span text:style-name="T26">itu</text:span><text:span text:style-name="T8">), at the rate of one </text:span><text:span text:style-name="T26">nāḻi</text:span><text:span text:style-name="T8"> and one </text:span><text:span text:style-name="T26">uri</text:span><text:span text:style-name="T8"> of paddy, for one year, twenty-four (</text:span><text:span text:style-name="T26">irupattu nāṟ</text:span><text:span text:style-name="T8">) </text:span><text:span text:style-name="T26">kalam</text:span><text:span text:style-name="T8">s of paddy; fourty (</text:span><text:span text:style-name="T26">nāṟpatiṉ</text:span><text:span text:style-name="T8">) </text:span><text:span text:style-name="T26">palam</text:span><text:span text:style-name="T8">s of vegetables (</text:span><text:span text:style-name="T26">kaṟi</text:span><text:span text:style-name="T8">), at the rate of one </text:span><text:span text:style-name="T26">nāḻi</text:span><text:span text:style-name="T8"> of paddy for ten (</text:span><text:span text:style-name="T26">paṉ</text:span><text:span text:style-name="T8"> &gt; </text:span><text:span text:style-name="T26">patiṉ</text:span><text:span text:style-name="T8">) </text:span><text:span text:style-name="T26">palam</text:span><text:span text:style-name="T8">s, for one year, sixteen (</text:span><text:span text:style-name="T25">paṉaṟu</text:span><text:span text:style-name="T11"> &gt; </text:span><text:span text:style-name="T25">patiṉaṟu</text:span><text:span text:style-name="T11">) </text:span><text:span text:style-name="T25">kalam</text:span><text:span text:style-name="T11">s of paddy; three </text:span><text:span text:style-name="T25">ceviṭṭu</text:span><text:span text:style-name="T11">s and one </text:span><text:span text:style-name="T25">uḻakku</text:span><text:span text:style-name="T11"> (</text:span><text:span text:style-name="T25">āḻakku</text:span><text:span text:style-name="T11">) of </text:span><text:span text:style-name="T10">condiments (</text:span><text:span text:style-name="T22">kāyam</text:span><text:span text:style-name="T10">), at the rate of six (</text:span><text:span text:style-name="T22">aṟu</text:span><text:span text:style-name="T10">) </text:span><text:span text:style-name="T26">nāḻi</text:span><text:span text:style-name="T8">s </text:span><text:span text:style-name="T10">[of paddy] for one </text:span><text:span text:style-name="T22">uḻakku</text:span><text:span text:style-name="T10"> of condiments (</text:span><text:span text:style-name="T22">kāyattukku</text:span><text:span text:style-name="T10">), for one year, nineteen (</text:span><text:span text:style-name="T26">pattoṉ</text:span><text:span text:style-name="T25">patiṉ</text:span><text:span text:style-name="T11">) </text:span><text:span text:style-name="T25">kalam</text:span><text:span text:style-name="T11">s and three </text:span><text:span text:style-name="T25">kuṟuṇi</text:span><text:span text:style-name="T11">s (</text:span><text:span text:style-name="T25">kuṇi</text:span><text:span text:style-name="T11"> &gt; </text:span><text:span text:style-name="T25">kuṟuṇi</text:span><text:span text:style-name="T11">) of paddy (</text:span><text:span text:style-name="T25">nel</text:span><text:span text:style-name="T11">); two (</text:span><text:span text:style-name="T25">iraṇṭu</text:span><text:span text:style-name="T11">) bundles (</text:span><text:span text:style-name="T25">paṟṟu</text:span><text:span text:style-name="T11">) of betel leaves (</text:span><text:span text:style-name="T25">veḷḷilai</text:span><text:span text:style-name="T11">) [for] </text:span><text:span text:style-name="T10">leaves offerings (</text:span><text:span text:style-name="T22">ilai amirtu</text:span><text:span text:style-name="T10">), at the rate of two (</text:span><text:span text:style-name="T22">iru</text:span><text:span text:style-name="T10">) </text:span><text:span text:style-name="T26">nāḻi</text:span><text:span text:style-name="T8">s </text:span><text:span text:style-name="T10">of paddy (</text:span><text:span text:style-name="T22">nellu</text:span><text:span text:style-name="T10">) for one (</text:span><text:span text:style-name="T22">oru</text:span><text:span text:style-name="T10">) bundle (</text:span><text:span text:style-name="T22">paṟṟukku</text:span><text:span text:style-name="T10">), for one year, sixteen (</text:span><text:span text:style-name="T22">patiṉaṟu</text:span><text:span text:style-name="T10">) </text:span><text:span text:style-name="T22">kalam</text:span><text:span text:style-name="T10">s of paddy; fourty arecanuts (</text:span><text:span text:style-name="T22">aṭaikkāy</text:span><text:span text:style-name="T10">), at the rate of three </text:span><text:span text:style-name="T26">nāḻi</text:span><text:span text:style-name="T8">s</text:span><text:span text:style-name="T10"> and one </text:span><text:span text:style-name="T22">uri</text:span><text:span text:style-name="T10"> of paddy for twenty (</text:span><text:span text:style-name="T22">irupatu</text:span><text:span text:style-name="T10">) arecanuts, for one year, twenty-eight (</text:span><text:span text:style-name="T22">i</text:span><text:span text:style-name="T25">rupatteṇ</text:span><text:span text:style-name="T11">) </text:span><text:span text:style-name="T25">kalam</text:span><text:span text:style-name="T11">s of paddy (</text:span><text:span text:style-name="T25">nellu</text:span><text:span text:style-name="T11">); four </text:span><text:span text:style-name="T25">ceviṭṭu</text:span><text:span text:style-name="T11">s of lime (</text:span><text:span text:style-name="T25">nūṟu</text:span><text:span text:style-name="T11">), at the rate of two </text:span><text:span text:style-name="T26">nāḻi</text:span><text:span text:style-name="T8">s </text:span><text:span text:style-name="T11">[of paddy] for one </text:span><text:span text:style-name="T25">nāḻi</text:span><text:span text:style-name="T11"> [of lime], for one year twelve </text:span><text:span text:style-name="T25">kuṟuṇi</text:span><text:span text:style-name="T11">s (</text:span><text:span text:style-name="T25">kuṇi</text:span><text:span text:style-name="T11"> &gt; </text:span><text:span text:style-name="T25">kuṟuṇi</text:span><text:span text:style-name="T11">) of paddy; having added (</text:span><text:span text:style-name="T25">ēṟṟi</text:span><text:span text:style-name="T11">) all (</text:span><text:span text:style-name="T25">ellām</text:span><text:span text:style-name="T11">), for one year, the paddy required (</text:span><text:span text:style-name="T25">vēṇ</text:span><text:span text:style-name="T11"> &gt; </text:span><text:span text:style-name="T25">vēṇṭu</text:span><text:span text:style-name="T11">) is five hundred and eighty </text:span><text:span text:style-name="T25">kalam</text:span><text:span text:style-name="T11">s.</text:span></text:p>
      <text:p text:style-name="P3" loext:marker-style-name="T8"><text:span text:style-name="T7">In this manner (</text:span><text:span text:style-name="T23">ipparicu</text:span><text:span text:style-name="T7">), Śrī Varaguṇa Mahārāja gave (</text:span><text:span text:style-name="T23">vaittār</text:span><text:span text:style-name="T7">) for [all this] to be dispatched (</text:span><text:span text:style-name="T23">celuttuvatāka</text:span><text:span text:style-name="T7">) for a long time (</text:span><text:span text:style-name="T25">neṭuṅ kālamum</text:span><text:span text:style-name="T11">) without fail (</text:span><text:span text:style-name="T25">muṭṭāmai</text:span><text:span text:style-name="T11">) according to this order (</text:span><text:span text:style-name="T25">paṭi</text:span><text:span text:style-name="T11">), every day.</text:span></text:p>
      <text:p text:style-name="P7" loext:marker-style-name="T27"/>
      <text:p text:style-name="Standard" loext:marker-style-name="T4"><text:span text:style-name="T27">#2. </text:span><text:span text:style-name="T1">(Fig. 13). </text:span><text:span text:style-name="T28">a) </text:span><text:span text:style-name="T1">Ericcāvuṭaiyār temple</text:span><text:span text:style-name="T28">; b) on the inner faces of the door jambs of the small shrine south of the main shrine: the first 9 lines are engraved at the bottom of the northern door jamb and, from line 10, are engraved on the inner face of the southern one; c) personally accessed and photographed in 2023; d) </text:span><text:span text:style-name="T4">ARE 1916, no. 298; SII 14, no. 36</text:span><text:span text:style-name="T28">; e) </text:span><text:span text:style-name="T1">35</text:span><text:span text:style-name="T29">th</text:span><text:span text:style-name="T1"> year of a king whose name is not given</text:span><text:span text:style-name="T28">;</text:span><text:span text:style-name="T3"><text:note text:id="ftn1" text:note-class="footnote"><text:note-citation>1</text:note-citation><text:note-body><text:p text:style-name="P8" loext:marker-style-name="T30"><text:span text:style-name="T30"><text:s/>The editors of those epigraphs identified him with Māṟañcaṭaiyaṉ based on other inscriptions of a Māṟañcaṭaiyaṉ with high regnal years. </text:span><text:span text:style-name="T31">Other inscriptions from the same region are indeed dated with high regnal years of a Māṟañcaṭaiyāṉ: Kaḻukumalai (IEP 50, 59), Māṉūr (IEP 51), Paḷḷimaṭam (IEP 57), Talapaticamutiram (IEP 58), Ēruvāṭi (IEP 60), Talavāypuram (IEP 61). However, without working precisely on these sites and inscriptions, it is difficult to ascertain that they belong to the same king. T</text:span><text:span text:style-name="T30">he script, with round, large and well-spaced letters, points, in my view, to this inscription pertaining to the 9</text:span><text:span text:style-name="T32">th</text:span><text:span text:style-name="T30"> or the early 10</text:span><text:span text:style-name="T32">th</text:span><text:span text:style-name="T30"> century.</text:span></text:p></text:note-body></text:note></text:span><text:span text:style-name="T28"> f) </text:span><text:span text:style-name="T1">this inscription was read on 25</text:span><text:span text:style-name="T29">th</text:span><text:span text:style-name="T1"> August 2023 during a Dharma project workshop in Pondicherry, with G. Vijayavenugopal, Emmanuel Francis, Uthaya Velluppilai, T. Rajarethinam, R. Sathyanarayanan, M. Vigneshwaran, Dominic Goodall.</text:span></text:p>
      <text:p text:style-name="P7" loext:marker-style-name="T27"/>
      <text:p text:style-name="P9" loext:marker-style-name="T1"><text:span text:style-name="T1">(1) </text:span><text:span text:style-name="T33">svasti śrī</text:span></text:p>
      <text:p text:style-name="P9" loext:marker-style-name="T1"><text:span text:style-name="T1">(2) yāṇṭu mup</text:span><text:span text:style-name="T1"/></text:p>
      <text:p text:style-name="P9" loext:marker-style-name="T1"><text:soft-page-break/><text:span text:style-name="T1">(3) pattaiñcu</text:span><text:span text:style-name="T1"/></text:p>
      <text:p text:style-name="P9" loext:marker-style-name="T1"><text:span text:style-name="T1">(4) ivvāṇṭu</text:span><text:span text:style-name="T1"/></text:p>
      <text:p text:style-name="P9" loext:marker-style-name="T1"><text:span text:style-name="T1">(5) ve[ḷā]nāṭ</text:span><text:span text:style-name="T1"/></text:p>
      <text:p text:style-name="P9" loext:marker-style-name="T1"><text:span text:style-name="T1">(6) ṭup pāppā</text:span><text:span text:style-name="T1"/></text:p>
      <text:p text:style-name="P9" loext:marker-style-name="T1"><text:span text:style-name="T1">(7) r i[ru]kkai</text:span><text:span text:style-name="T1"/></text:p>
      <text:p text:style-name="P9" loext:marker-style-name="T1"><text:span text:style-name="T1">(8) [p pāratā]yaṉ {end of what we see at the bottom of the door-jamb}</text:span><text:span text:style-name="T1"/></text:p>
      <text:p text:style-name="P9" loext:marker-style-name="T1"><text:span text:style-name="T1">(9) [[centaṉaikaṉ]] {this line is no longer visible}</text:span><text:span text:style-name="T1"/></text:p>
      <text:p text:style-name="P9" loext:marker-style-name="T1"><text:span text:style-name="T1">(10) muḷḷi nā {first line on the opposite doorjamb}</text:span><text:span text:style-name="T1"/></text:p>
      <text:p text:style-name="P9" loext:marker-style-name="T1"><text:span text:style-name="T1">(11) ṭṭup pi</text:span><text:span text:style-name="T1"/></text:p>
      <text:p text:style-name="P9" loext:marker-style-name="T1"><text:span text:style-name="T1">(12) ramateya</text:span><text:span text:style-name="T1"/></text:p>
      <text:p text:style-name="P9" loext:marker-style-name="T1"><text:span text:style-name="T1">(13) m ˚i[ḷaṅ]</text:span><text:span text:style-name="T1"/></text:p>
      <text:p text:style-name="P9" loext:marker-style-name="T1"><text:span text:style-name="T1">(14) koykku</text:span><text:span text:style-name="T1"/></text:p>
      <text:p text:style-name="P9" loext:marker-style-name="T1"><text:span text:style-name="T1">(15) ṭit tirupo</text:span><text:span text:style-name="T1"/></text:p>
      <text:p text:style-name="P9" loext:marker-style-name="T1"><text:span text:style-name="T1">(16) ttuṭaiy[āḷ]</text:span><text:span text:style-name="T1"/></text:p>
      <text:p text:style-name="P9" loext:marker-style-name="T1"><text:span text:style-name="T1">(17) vār ˚aka[[nāḻi]]</text:span><text:span text:style-name="T1"/></text:p>
      <text:p text:style-name="P9" loext:marker-style-name="T1"><text:span text:style-name="T1">(18) kaiyār munn[[ū]]</text:span><text:span text:style-name="T1"/></text:p>
      <text:p text:style-name="P9" loext:marker-style-name="T1"><text:span text:style-name="T1">(19) ṟṟuvañ cen</text:span><text:span text:style-name="T1"/></text:p>
      <text:p text:style-name="P9" loext:marker-style-name="T1"><text:span text:style-name="T1">(20) taṉ[u]mā[ṉa] na</text:span><text:span text:style-name="T1"/></text:p>
      <text:p text:style-name="P9" loext:marker-style-name="T16"><text:span text:style-name="T16">(21) kkañ c[e]ka</text:span><text:span text:style-name="T16"/></text:p>
      <text:p text:style-name="P9" loext:marker-style-name="T16"><text:span text:style-name="T16">(22) la civa[ṉu]</text:span><text:span text:style-name="T16"/></text:p>
      <text:p text:style-name="P9" loext:marker-style-name="T16"><text:span text:style-name="T16">(23) m vacam</text:span><text:span text:style-name="T16"/></text:p>
      <text:p text:style-name="P9" loext:marker-style-name="T16"><text:span text:style-name="T16">(24) tiruppo</text:span><text:span text:style-name="T16"/></text:p>
      <text:p text:style-name="P9" loext:marker-style-name="T16"><text:span text:style-name="T16">(25) ttuṭaiyā</text:span><text:span text:style-name="T16"/></text:p>
      <text:p text:style-name="P9" loext:marker-style-name="T16"><text:span text:style-name="T16">(26) ḷvārkku</text:span><text:span text:style-name="T16"/></text:p>
      <text:p text:style-name="P9" loext:marker-style-name="T16"><text:span text:style-name="T16">(27) vaicca ti</text:span><text:span text:style-name="T16"/></text:p>
      <text:p text:style-name="P9" loext:marker-style-name="T16"><text:span text:style-name="T16">(28) runontā</text:span><text:span text:style-name="T16"/></text:p>
      <text:p text:style-name="P9" loext:marker-style-name="T16"><text:span text:style-name="T16">(29) viḷakku</text:span><text:span text:style-name="T16"/></text:p>
      <text:p text:style-name="P9" loext:marker-style-name="T16"><text:span text:style-name="T16">(30) oṉṟukku</text:span><text:span text:style-name="T16"/></text:p>
      <text:p text:style-name="P9" loext:marker-style-name="T16"><text:span text:style-name="T16">(31) nicati ˚u</text:span><text:span text:style-name="T16"/></text:p>
      <text:p text:style-name="P9" loext:marker-style-name="T16"><text:span text:style-name="T16">(32) ḻakku ney</text:span><text:span text:style-name="T16"/></text:p>
      <text:p text:style-name="P9" loext:marker-style-name="T16"><text:span text:style-name="T16">(33) aṭṭa vai[ca]</text:span><text:span text:style-name="T16"/></text:p>
      <text:p text:style-name="P9" loext:marker-style-name="T16"><text:span text:style-name="T16">(34) cāvāmūvā pe</text:span><text:span text:style-name="T16"/></text:p>
      <text:p text:style-name="P9" loext:marker-style-name="T16"><text:span text:style-name="T16">(35) rāṭu ˚aimpatu</text:span><text:span text:style-name="T16"/></text:p>
      <text:p text:style-name="P9" loext:marker-style-name="T16"><text:span text:style-name="T16">(36) ˚ivai ko[ṇ]ṭu</text:span><text:span text:style-name="T16"/></text:p>
      <text:p text:style-name="P9" loext:marker-style-name="T16"><text:soft-page-break/><text:span text:style-name="T16">(37) cantirā[ti]</text:span><text:span text:style-name="T16"/></text:p>
      <text:p text:style-name="P9" loext:marker-style-name="T1"><text:span text:style-name="T1">(38) tavaṟ co[ti]</text:span><text:span text:style-name="T1"/></text:p>
      <text:p text:style-name="P9" loext:marker-style-name="T1"><text:span text:style-name="T1">(39) viḷakkerip</text:span><text:span text:style-name="T1"/></text:p>
      <text:p text:style-name="P9" loext:marker-style-name="T1"><text:span text:style-name="T1">(40) patu itu ˚i</text:span><text:span text:style-name="T1"/></text:p>
      <text:p text:style-name="P9" loext:marker-style-name="T1"><text:span text:style-name="T1">(41) ḷaṅkoykku[ṭi]</text:span><text:span text:style-name="T1"/></text:p>
      <text:p text:style-name="P9" loext:marker-style-name="T1"><text:span text:style-name="T1">(42) capai vāriyarum</text:span><text:span text:style-name="T1"/></text:p>
      <text:p text:style-name="P9" loext:marker-style-name="T1"><text:span text:style-name="T1">(43) paṉmāyecuva</text:span><text:span text:style-name="T1"/></text:p>
      <text:p text:style-name="P9" loext:marker-style-name="T1"><text:span text:style-name="T1">(44) rarum [[ra</text:span><text:span text:style-name="T20">kṣai</text:span><text:span text:style-name="T1">]]</text:span></text:p>
      <text:p text:style-name="P9" loext:marker-style-name="T28"><text:span text:style-name="T28">(45) yāka vai[ttatu]</text:span><text:span text:style-name="T28"/></text:p>
      <text:p text:style-name="P9" loext:marker-style-name="T1"><text:span text:style-name="T1">(46) ||</text:span><text:span text:style-name="T1"/></text:p>
      <text:p text:style-name="P10" loext:marker-style-name="T1"/>
      <text:p text:style-name="P9" loext:marker-style-name="T1"><text:span text:style-name="T1">Fortune! Prosperity! The 35</text:span><text:span text:style-name="T29">th</text:span><text:span text:style-name="T1"> year. In this year, Pāratāyaṉ Cēntaṉaikaṉ, resident (</text:span><text:span text:style-name="T20">irukkai</text:span><text:span text:style-name="T1">) of Pāppār of Vēḷānāṭu,</text:span><text:span text:style-name="T34"><text:note text:id="ftn15" text:note-class="footnote"><text:note-citation>2</text:note-citation><text:note-body><text:p text:style-name="P11" loext:marker-style-name="T31"><text:span text:style-name="T35"><text:s/>May this Vēḷānāṭu be the Vēḷnāṭu or Vēnāṭu of the southern Kerala (see Narayanan (2013), 179, 191–194)?</text:span></text:p></text:note-body></text:note></text:span><text:span text:style-name="T1"> gave (</text:span><text:span text:style-name="T20">vaicca</text:span><text:span text:style-name="T1">) for Tiruppōttuṭai </text:span><text:span text:style-name="T4">Āḷvār in the care of (</text:span><text:span text:style-name="T21">vacam</text:span><text:span text:style-name="T4">) Nakkan Cekala (&gt;Cakala) Civaṉ alias Cēntaṉ [of] the Three Hundred (</text:span><text:span text:style-name="T21">munnūṟṟuvañ</text:span><text:span text:style-name="T4">), priest/priests (</text:span><text:span text:style-name="T21">akanāḻikaiyār</text:span><text:span text:style-name="T4">) of Tirupottuṭai Āḷvār of Ilaṅkōykkuṭi, a </text:span><text:span text:style-name="T21">brahmadeya</text:span><text:span text:style-name="T4"> of Muḷḷināṭu; to supply (</text:span><text:span text:style-name="T21">aṭṭa</text:span><text:span text:style-name="T4">) ghee (</text:span><text:span text:style-name="T21">ney</text:span><text:span text:style-name="T4">) for one </text:span><text:span text:style-name="T21">uḻakku</text:span><text:span text:style-name="T4"> everyday for one perpetual lamp, he gave (</text:span><text:span text:style-name="T21">vaica</text:span><text:span text:style-name="T4">) fifty (</text:span><text:span text:style-name="T21">aimpatu</text:span><text:span text:style-name="T4">) undying and non ageing great</text:span><text:span text:style-name="T1"> goats. Having taken those (</text:span><text:span text:style-name="T20">ivai</text:span><text:span text:style-name="T1">), a lamp (</text:span><text:span text:style-name="T20">viḷakku</text:span><text:span text:style-name="T1">) on </text:span><text:span text:style-name="T4">Cōti (</text:span><text:span text:style-name="T20">coti</text:span><text:span text:style-name="T1"> &gt; </text:span><text:span text:style-name="T20">cōti</text:span><text:span text:style-name="T4">, the 15</text:span><text:span text:style-name="T5">th</text:span><text:span text:style-name="T4"> Nakṣatra) </text:span><text:span text:style-name="T1">has to burn (</text:span><text:span text:style-name="T20">eripatu</text:span><text:span text:style-name="T1">), as long as the sun and the moon last. This has been placed (</text:span><text:span text:style-name="T20">vaittatu</text:span><text:span text:style-name="T1">) under (</text:span><text:span text:style-name="T20">āka</text:span><text:span text:style-name="T1">) the protection of the committee (</text:span><text:span text:style-name="T20">vāriyarum</text:span><text:span text:style-name="T1">) of the Sabhā (</text:span><text:span text:style-name="T20">capai</text:span><text:span text:style-name="T1">) of Iḷankōykkuṭi and of the Paṉmāheśvaras.</text:span></text:p>
      <text:p text:style-name="P10" loext:marker-style-name="T1"/>
      <text:p text:style-name="P9" loext:marker-style-name="T4"><text:span text:style-name="T1">#3 (</text:span><text:span text:style-name="T2">Figs. 14–15). </text:span><text:span text:style-name="T3">a) </text:span><text:span text:style-name="T1">Ericcāvuṭaiyār temple</text:span><text:span text:style-name="T3">; b) on a stone now kept in the stores of the Government Museum in Chennai; c) personally accessed and photographed in 2010; d) </text:span><text:span text:style-name="T4">ARE 1905, no. 104; SII 14, no. 38, pp. 29–30</text:span><text:span text:style-name="T3">; e) </text:span><text:span text:style-name="T1">39</text:span><text:span text:style-name="T29">th</text:span><text:span text:style-name="T1"> year of a king whose name is not given</text:span><text:span text:style-name="T3">; f) </text:span><text:span text:style-name="T1">this inscription was read on 25</text:span><text:span text:style-name="T29">th</text:span><text:span text:style-name="T1"> August 2023 during a Dharma project workshop in Pondicherry, with G. Vijayavenugopal, Emmanuel Francis, Uthaya Velluppilai, T. Rajarethinam, R. Sathyanarayanan, M. Vigneshwaran, Dominic Goodall.</text:span></text:p>
      <text:p text:style-name="P10" loext:marker-style-name="T1"/>
      <text:p text:style-name="P9" loext:marker-style-name="T1"><text:span text:style-name="T1">(1) </text:span><text:span text:style-name="T33">svasti śrī</text:span><text:span text:style-name="T1"> yāṇṭu muppattoṉpatu ˚iyyāṇṭu muḷḷināṭṭup pira</text:span></text:p>
      <text:p text:style-name="P9" loext:marker-style-name="T1"><text:span text:style-name="T1">(2) mateyam ˚i[ḷa]ṅkoykkuṭi tiruppottuṭaiya </text:span><text:span text:style-name="T33">bha</text:span><text:span text:style-name="T36">ṭā</text:span><text:span text:style-name="T1">rarku ˚i[n]nā[ṭ]ṭ[u]</text:span></text:p>
      <text:p text:style-name="P9" loext:marker-style-name="T1"><text:span text:style-name="T1">(3) [ku]ḷantur tav[a]ṇirāṉ cāttaṉ ˚a[nta]ri vaicca tiruviḷakku ˚oṉṟu teṉkaḷavaḻināṭṭu</text:span><text:span text:style-name="T1"/></text:p>
      <text:p text:style-name="P9" loext:marker-style-name="T1"><text:span text:style-name="T1">(4) </text:span><text:span text:style-name="T2">māṇi[lai] ve[ṇ]mā[ṉ]iṭam ˚iraiyā[ṉ ˚iraiciṅkam</text:span><text:span text:style-name="T1"> vai]cca viḷakku ˚oṉṟu ˚ivaḷ taṅ[kai] ˚i</text:span></text:p>
      <text:p text:style-name="P9" loext:marker-style-name="T1"><text:soft-page-break/><text:span text:style-name="T1">(5) [raiyāṉācciya vaicca viḷakku ˚oṉṟu ˚āka viḷakku mūṉṟu ˚immūṉṟu viḷakkiṉukku] {line partly covered by cement}</text:span><text:span text:style-name="T1"/></text:p>
      <text:p text:style-name="P9" loext:marker-style-name="T1"><text:span text:style-name="T1">(6) [[niyati mūḻakku neyyaṭṭi ˚eritāka vaytta cāvāmūp perāṭu nūttaiyampa[tu]]] {last line under cement}</text:span><text:span text:style-name="T1"/></text:p>
      <text:p text:style-name="P10" loext:marker-style-name="T1"/>
      <text:p text:style-name="P9" loext:marker-style-name="T27"><text:span text:style-name="T27">Fortune! Prosperity! The year thirty-nine. In this year, for Bhaṭārar of Tiruppōttuṭaiya of Iḷaṅkōykkuṭi, a </text:span><text:span text:style-name="T37">brahmadeya</text:span><text:span text:style-name="T27"> of Muḷḷināṭu, for three lamps: </text:span><text:span text:style-name="T1"><text:s/>Tavaṇirāṉ Cāttaṉ Antari of Kuḷantūr in this </text:span><text:span text:style-name="T20">nāṭu</text:span><text:span text:style-name="T1"> gave for one holy </text:span><text:span text:style-name="T4">lamp; Iraiyāṉ Iraiciṅkam of (</text:span><text:span text:style-name="T21">iṭam</text:span><text:span text:style-name="T4">) Māṇilai Veṇmāṉi</text:span><text:span text:style-name="T4"><text:note text:id="ftn16" text:note-class="footnote"><text:note-citation>3</text:note-citation><text:note-body><text:p text:style-name="P8" loext:marker-style-name="T31"><text:span text:style-name="T31"><text:s/>Taking </text:span><text:span text:style-name="T38">Māṇilai Veṇmāṉi as a village name was suggested by G. Vijayavenugopal.</text:span></text:p></text:note-body></text:note></text:span><text:span text:style-name="T4"> of </text:span><text:span text:style-name="T39">T</text:span><text:span text:style-name="T4">eṉkaḷavaḻ</text:span><text:span text:style-name="T1">ināṭu</text:span><text:span text:style-name="T27"> gave for one lamp; the mother (</text:span><text:span text:style-name="T37">ācciya</text:span><text:span text:style-name="T27">) of Iraiyāṉ, </text:span><text:span text:style-name="T1">her younger sister (</text:span><text:span text:style-name="T20">ivaḷ taṅkai</text:span><text:span text:style-name="T1">) </text:span><text:span text:style-name="T27">gave for one lamp. For these three lamps to burn (</text:span><text:span text:style-name="T37">eritāka</text:span><text:span text:style-name="T27"> &gt; </text:span><text:span text:style-name="T37">erivatāka</text:span><text:span text:style-name="T27">), to supply (</text:span><text:span text:style-name="T37">aṭṭi</text:span><text:span text:style-name="T27">) three uḻakku (</text:span><text:span text:style-name="T37">mūḻakku</text:span><text:span text:style-name="T27"> &gt; </text:span><text:span text:style-name="T37">mūvuḵakku</text:span><text:span text:style-name="T27">) of ghee every day, hundred and fifty (</text:span><text:span text:style-name="T20">nūttaiyampatu</text:span><text:span text:style-name="T1"> &gt; </text:span><text:span text:style-name="T20">nūṟṟaimpatu</text:span><text:span text:style-name="T1">) undying and non ageing great goats were given.</text:span></text:p>
      <text:p text:style-name="P12" loext:marker-style-name="T28"/>
      <text:p text:style-name="Standard" loext:marker-style-name="T4"><text:span text:style-name="T28">#4. </text:span><text:span text:style-name="T1">(Figs. 16–17). </text:span><text:span text:style-name="T28">a) </text:span><text:span text:style-name="T1">Ericcāvuṭaiyār temple</text:span><text:span text:style-name="T28">; b) at the bottom of the door jambs of the small shrine south of the main shrine: begins on the northern door jamb and probably continues on the southern one; c) personally accessed and photographed in 2023; d) </text:span><text:span text:style-name="T4">ARE 1916, no. 299; SII 14, no. 63, pp. 43–44</text:span><text:span text:style-name="T28">; e) </text:span><text:span text:style-name="T1">probably the 2</text:span><text:span text:style-name="T29">nd</text:span><text:span text:style-name="T1"> year opposite the 11</text:span><text:span text:style-name="T29">th</text:span><text:span text:style-name="T1"> year of Caṭaiyamāṟaṉ.</text:span></text:p>
      <text:p text:style-name="P10" loext:marker-style-name="T1"/>
      <text:p text:style-name="P9" loext:marker-style-name="T1"><text:span text:style-name="T1">(1) </text:span><text:span text:style-name="T33">svasti śrī</text:span></text:p>
      <text:p text:style-name="P9" loext:marker-style-name="T28"><text:span text:style-name="T28">(2) koccaṭai</text:span><text:span text:style-name="T28"/></text:p>
      <text:p text:style-name="P9" loext:marker-style-name="T28"><text:span text:style-name="T28">(3) yamāṟak[[ku]]</text:span><text:span text:style-name="T28"/></text:p>
      <text:p text:style-name="P9" loext:marker-style-name="T28"><text:span text:style-name="T28">(4) ˚iyāṇ[[ṭu]]</text:span><text:span text:style-name="T28"/></text:p>
      <text:p text:style-name="P9" loext:marker-style-name="T28"><text:span text:style-name="T28">(5) [2] ˚itaṉe[[ti]]</text:span><text:span text:style-name="T28"/></text:p>
      <text:p text:style-name="P9" loext:marker-style-name="T28"><text:span text:style-name="T28">(6) r ma ka ˚i[v][[ā]]</text:span><text:span text:style-name="T28"/></text:p>
      <text:p text:style-name="P9" loext:marker-style-name="T28"><text:span text:style-name="T28">(7) [ṇṭu] muḷḷ[[i]]</text:span><text:span text:style-name="T28"/></text:p>
      <text:p text:style-name="P9" loext:marker-style-name="T28"><text:span text:style-name="T28">(8) [nāṭ]ṭu pi[[ra]]</text:span><text:span text:style-name="T28"/></text:p>
      <text:p text:style-name="P9" loext:marker-style-name="T16"><text:span text:style-name="T16">(9) [ma]teya[m] [[˚i]]</text:span><text:span text:style-name="T16"/></text:p>
      <text:p text:style-name="P9" loext:marker-style-name="T16"><text:span text:style-name="T16">(10) [ḷa]ṅko[[ykku]]</text:span><text:span text:style-name="T16"/></text:p>
      <text:p text:style-name="P9" loext:marker-style-name="T28"><text:span text:style-name="T28">(11) [[ṭi tirupa]]</text:span><text:span text:style-name="T28"/></text:p>
      <text:h text:style-name="Heading_20_1" text:outline-level="1"><text:soft-page-break/>There are a few lines on the opposite doorjamb which may belong to the same inscription:<text:span text:style-name="T28"/></text:h>
      <text:p text:style-name="P9" loext:marker-style-name="T28"><text:span text:style-name="T28">(1) [[X]] [ṇ]ṭi [nā]ṭ</text:span><text:span text:style-name="T28"/></text:p>
      <text:p text:style-name="P9" loext:marker-style-name="T28"><text:span text:style-name="T28">(2) [[X]] lanta [˚a]</text:span><text:span text:style-name="T28"/></text:p>
      <text:p text:style-name="P9" loext:marker-style-name="T16"><text:span text:style-name="T16">(3) [[X]] [tu/ṟu] veṇ[pai]</text:span><text:span text:style-name="T16"/></text:p>
      <text:p text:style-name="P9" loext:marker-style-name="T16"><text:span text:style-name="T16">(4) [[X]] ṭi[[cceri]]</text:span><text:span text:style-name="T16"/></text:p>
      <text:p text:style-name="P9" loext:marker-style-name="T16"><text:span text:style-name="T16">(5) [[X]] [ppā/vvā]ṇica</text:span><text:span text:style-name="T16"/></text:p>
      <text:p text:style-name="P9" loext:marker-style-name="T16"><text:span text:style-name="T16">(6) [[X]] komāṉ [ca]</text:span><text:span text:style-name="T16"/></text:p>
      <text:p text:style-name="P9" loext:marker-style-name="T16"><text:span text:style-name="T16">(7) [[X]] cci maka</text:span><text:span text:style-name="T16"/></text:p>
      <text:p text:style-name="P9" loext:marker-style-name="T16"><text:span text:style-name="T16">(8) [[X]] [[maka]][ṉ nāra]ṇa</text:span><text:span text:style-name="T16"/></text:p>
      <text:p text:style-name="P9" loext:marker-style-name="T16"><text:span text:style-name="T16">(9) [[X]] [[mikaḻi]]</text:span><text:span text:style-name="T16"/></text:p>
      <text:p text:style-name="P9" loext:marker-style-name="T16"><text:span text:style-name="T16">(10) [[X]] [[˚a]][vaṉai] [[ca]]</text:span><text:span text:style-name="T16"/></text:p>
      <text:p text:style-name="P9" loext:marker-style-name="T16"><text:span text:style-name="T16">(11) [[X]] [tti] X X</text:span><text:span text:style-name="T16"/></text:p>
      <text:p text:style-name="P9" loext:marker-style-name="T16"><text:span text:style-name="T16">(12) {unlegible}</text:span><text:span text:style-name="T16"/></text:p>
      <text:p text:style-name="P5" loext:marker-style-name="T16"/>
      <text:p text:style-name="P9" loext:marker-style-name="T28"><text:span text:style-name="T28">Fortune! Prosperity! The 11</text:span><text:span text:style-name="T34">th</text:span><text:span text:style-name="T28"> (</text:span><text:span text:style-name="T40">ma</text:span><text:span text:style-name="T28">&gt;10?; </text:span><text:span text:style-name="T40">ka</text:span><text:span text:style-name="T28">&gt;1) opposite two of Kōcaṭaiyamāṟaṉ. In this year, … Tirupa… of Iḷaṅkōykkuṭi, a </text:span><text:span text:style-name="T40">brahmadeya</text:span><text:span text:style-name="T28"> of Muḷḷināṭu…</text:span></text:p>
      <text:p text:style-name="P12" loext:marker-style-name="T28"/>
      <text:p text:style-name="P9" loext:marker-style-name="T28"><text:span text:style-name="T28">The second part of the inscription is too fragmentary to propose a translation.</text:span><text:span text:style-name="T28"/></text:p>
      <text:p text:style-name="P12" loext:marker-style-name="T28"/>
      <text:p text:style-name="P9" loext:marker-style-name="T4"><text:span text:style-name="T28">#5</text:span><text:span text:style-name="T1">. </text:span><text:span text:style-name="T3">a) </text:span><text:span text:style-name="T1">Ericcāvuṭaiyār temple</text:span><text:span text:style-name="T3">; b) on the southern façade of the </text:span><text:span text:style-name="T41">ardha-maṇḍapa</text:span><text:span text:style-name="T3"> of the small shrine south of the main shrine, unfinished and engraved very shallowly; c) personally accessed and photographed in 2023; d) </text:span><text:span text:style-name="T4">ARE 1916, no. 301; SII 14, no. 77, p. 49; </text:span><text:span text:style-name="T1">IEP 89, p. 107</text:span><text:span text:style-name="T3">; e) </text:span><text:span text:style-name="T1">regnal year lost of Caṭaiyamāṟaṉ.</text:span></text:p>
      <text:p text:style-name="P10" loext:marker-style-name="T1"/>
      <text:p text:style-name="P9" loext:marker-style-name="T1"><text:span text:style-name="T1">(1) [[</text:span><text:span text:style-name="T33">śrī</text:span><text:span text:style-name="T42"> </text:span><text:span text:style-name="T1">koc]]caṭ[ai]yamāṟakku yāṇṭu [pani] X</text:span></text:p>
      <text:p text:style-name="P9" loext:marker-style-name="T1"><text:span text:style-name="T1">(2) X ṇṭu muḷḷi[nā]ṭṭu ˚iḷa[ṅko]ykkuṭi</text:span><text:span text:style-name="T1"/></text:p>
      <text:p text:style-name="P9" loext:marker-style-name="T1"><text:span text:style-name="T1">(3) ttu[ṭai] </text:span><text:span text:style-name="T33">bha</text:span><text:span text:style-name="T42">[</text:span><text:span text:style-name="T33">ṭ</text:span><text:span text:style-name="T42">]āraku</text:span><text:span text:style-name="T1"> [[maṉa</text:span><text:span text:style-name="T20">bha</text:span><text:span text:style-name="T1">]]raṇa po[tiyil/takil ve]</text:span></text:p>
      <text:p text:style-name="P9" loext:marker-style-name="T1"><text:span text:style-name="T1">(4) [ṇa][[vā]]</text:span><text:span text:style-name="T1"/></text:p>
      <text:p text:style-name="P10" loext:marker-style-name="T1"/>
      <text:p text:style-name="P9" loext:marker-style-name="T1"><text:span text:style-name="T1">The year … of Kōccaṭaiyamāṟaṉ. For Bhaṭārar of …ttuṭai of Iḷaṅkōykkuṭi in Muḷḷināṭu, Maṉabharaṇa Potiyil Veṇavā…</text:span><text:span text:style-name="T1"/></text:p>
      <text:p text:style-name="P10" loext:marker-style-name="T1"><text:soft-page-break/></text:p>
      <text:p text:style-name="P9" loext:marker-style-name="T4"><text:span text:style-name="T1">#6. (</text:span><text:span text:style-name="T2">Figs. 18–19). </text:span><text:span text:style-name="T3">a) </text:span><text:span text:style-name="T1">Ericcāvuṭaiyār temple</text:span><text:span text:style-name="T3">; b) on the southern façade of the small shrine south of the main shrine: the stones have been reorganised and some are lost; c) personally accessed and photographed in 2023; d) </text:span><text:span text:style-name="T4">ARE 1905, no. 101; SII 14, no. 95, pp. 60–61; EI 25, no. 6, pp. 35–42 (by </text:span><text:span text:style-name="T1">A.S. Ramanatha Ayyar, with estampages)</text:span><text:span text:style-name="T4">; IEP 113</text:span><text:span text:style-name="T3">; e) </text:span><text:span text:style-name="T1">dated with the 12</text:span><text:span text:style-name="T29">th</text:span><text:span text:style-name="T1"> reganl year of Virapāṇḍya (959–960 CE?) and then with the 5</text:span><text:span text:style-name="T29">th</text:span><text:span text:style-name="T1"> year opposite to the 15</text:span><text:span text:style-name="T29">th</text:span><text:span text:style-name="T1"> year of the same king; f) parts of this inscription were discussed on 25</text:span><text:span text:style-name="T29">th</text:span><text:span text:style-name="T1"> August 2023 during a Dharma project workshop in Pondicherry, with G. Vijayavenugopal, Emmanuel Francis, Uthaya Velluppilai, T. Rajarethinam, R. Sathyanarayanan, M. Vigneshwaran, Dominic Goodall.</text:span></text:p>
      <text:p text:style-name="P10" loext:marker-style-name="T1"/>
      <text:p text:style-name="P9" loext:marker-style-name="T1"><text:span text:style-name="T1">(1) </text:span><text:span text:style-name="T33">svasti śrī</text:span><text:span text:style-name="T1"> coḻaṉṟalai [koṇ]ṭa kovirapāṇṭiya[tevaṟku] yāṇṭu paṉṉiraṇṭu ˚ivvā[ṇ]ṭu [</text:span><text:span text:style-name="T42">mi]tu</text:span><text:span text:style-name="T1">ṉa [ñā]yi[ttu/ṟṟu] </text:span><text:span text:style-name="T33">sūrya</text:span><text:span text:style-name="T42"> X</text:span><text:span text:style-name="T42"><text:note text:id="ftn17" text:note-class="footnote"><text:note-citation>4</text:note-citation><text:note-body><text:p text:style-name="P8" loext:marker-style-name="T43"><text:span text:style-name="T30"><text:s/></text:span><text:span text:style-name="T43">The editor of EI proposes to supply: </text:span><text:span text:style-name="T44">grahaṇatti </text:span><text:span text:style-name="T43">naṉṟu. IEP adds it into brackets.</text:span></text:p></text:note-body></text:note></text:span></text:p>
      <text:p text:style-name="P9" loext:marker-style-name="T1"><text:span text:style-name="T1">(2) muḷḷināṭṭu </text:span><text:span text:style-name="T33">brahma</text:span><text:span text:style-name="T1">teyam ˚iḷaṅkoykkuṭi tiru[p]pottuṭaiya </text:span><text:span text:style-name="T33">bhaṭā</text:span><text:span text:style-name="T1">rakku ˚iññāṭṭu vaḻiti ˚ūr X […</text:span></text:p>
      <text:p text:style-name="P9" loext:marker-style-name="T28"><text:span text:style-name="T1">(3) ˚āṟu pāccal nilaṉ </text:span><text:span text:style-name="T28">patiṟṟu veli paṟṟu veli˚um kuṭikaḷitu kārāmai ˚ākavu[m] tevaritu mi […]</text:span></text:p>
      <text:p text:style-name="P9" loext:marker-style-name="T45"><text:span text:style-name="T28">(4) tāṉam ˚āka ˚urupu poṉ maṉṟav[ā]ri ˚uṭpaṭa ˚eṅ[[ka]]rumam ˚ārācci mel eḻattuc ceykiṉṟa </text:span><text:span text:style-name="T46">maha</text:span><text:span text:style-name="T45"> […]</text:span></text:p>
      <text:p text:style-name="P9" loext:marker-style-name="T28"><text:span text:style-name="T28">(5) ṟṟattu kāṭantai kuṭippā {pilaster} ṭit tamiḻaveḷāṉ ˚āyi[[ṉa]] {pilaster} […]</text:span><text:span text:style-name="T28"/></text:p>
      <text:p text:style-name="P9" loext:marker-style-name="T28"><text:span text:style-name="T28">(6) vum</text:span><text:span text:style-name="T28"><text:note text:id="ftn18" text:note-class="footnote"><text:note-citation>5</text:note-citation><text:note-body><text:p text:style-name="P8" loext:marker-style-name="T43"><text:span text:style-name="T30"><text:s/></text:span><text:span text:style-name="T43">The three editions (EI, IEP, SII) read </text:span><text:span text:style-name="T47">nāṭum</text:span><text:span text:style-name="T30">, but It is not what I see on the stone.</text:span></text:p></text:note-body></text:note></text:span><text:span text:style-name="T28"> maṇalūrkkuḷakkiḻ {pilaster} [[˚i]]raṇaciṅkamaṅkalattu p {pilaster} […]</text:span></text:p>
      <text:p text:style-name="P9" loext:marker-style-name="T28"><text:span text:style-name="T28">(7) [ṉ] ˚araiyaṉ māṉāparaṇaṉ ˚evimu {pilaster} [[ta]]l ākavum ˚iṭaiyāṟṟunāṭṭu {pilaster}</text:span><text:span text:style-name="T28"/></text:p>
      <text:p text:style-name="P9" loext:marker-style-name="T28"><text:span text:style-name="T28">(8) [m ˚olai] ˚eḻuttākavum ˚aṇṭanāṭṭu {pilaster} kkuva[lai]ya[ci]ṅkanallūr ˚āyi[[ṉa]] {pilaster} [[meyūr tiruppattūr]]</text:span><text:span text:style-name="T28"><text:note text:id="ftn19" text:note-class="footnote"><text:note-citation>6</text:note-citation><text:note-body><text:p text:style-name="P8" loext:marker-style-name="T30"><text:span text:style-name="T30"><text:s/>This part is illegible, on the stone as well as on the estampage.</text:span></text:p></text:note-body></text:note></text:span><text:span text:style-name="T28"> […]</text:span></text:p>
      <text:p text:style-name="P9" loext:marker-style-name="T28"><text:span text:style-name="T28">(9) ḷāmaṇikiḻavaṉ vākeḻvi ˚ā {pilaster} kavum koḻuvū[r]k kūṟṟattu kiḻ kuṇṭāṟṟu {pilaster} veḷiyāṟṟūr vi [[ [[kkira]]mapāṇṭiya muventa]]</text:span><text:span text:style-name="T28"><text:note text:id="ftn20" text:note-class="footnote"><text:note-citation>7</text:note-citation><text:note-body><text:p text:style-name="P8" loext:marker-style-name="T43"><text:span text:style-name="T30"><text:s/></text:span><text:span text:style-name="T43">This segment is no longer in place and I had to use the estampage to verify the edition. This is the same situation for the last part of the following lines, up to line 16.</text:span></text:p></text:note-body></text:note></text:span></text:p>
      <text:p text:style-name="P9" loext:marker-style-name="T28"><text:span text:style-name="T28">(10) [[ve]]ḷāṉ ˚āyiṉa kaṭṭi nakkaṉ ˚i[ra]ṉaṉ pa[ṇ] {pilaster} ṭārap pottakam[[ā]]kavum ˚iḷaṅkoykkuṭit t[[i]] {pilaster} [[ru]]ppottuṭaiya [[</text:span><text:span text:style-name="T40">ra</text:span><text:span text:style-name="T28">[me][[cura]] paṭāra koyilil ˚ir[[un]]tu]]</text:span></text:p>
      <text:p text:style-name="P9" loext:marker-style-name="T28"><text:span text:style-name="T28">(11) [[ṉ]]ṉiraṇṭāmāṇṭu mituṉa nāyiṟṟu </text:span><text:span text:style-name="T46">sū </text:span><text:span text:style-name="T28">{pilaster}</text:span><text:span text:style-name="T46"> </text:span><text:span text:style-name="T45">[</text:span><text:span text:style-name="T46">r</text:span><text:span text:style-name="T45">]</text:span><text:span text:style-name="T46">ya grahaṇa</text:span><text:span text:style-name="T28">tti X potu ˚ivvāṇṭiṉ ˚etirāṇṭu {pilaster} [[muta]]l kuṭiniṅkāt te [[ [[va]]tāṉa ˚āka kuṭuttom tāṅka]]</text:span></text:p>
      <text:p text:style-name="P9" loext:marker-style-name="T28"><text:soft-page-break/><text:span text:style-name="T28">(12) [[ḷum]] [˚i]tu kaṇṭu pāṟpaṭuttuk kuṭukka pullaṅ koṟṟa {pilaster} ṉ ˚eḻuttu ˚eṉṟa ˚it[[t]]irumukappaṭi koṇṭu ˚atikāra {pilaster} ñ ceyk[[i]]ṉṟa coḷāntaka [[ [</text:span><text:span text:style-name="T46">bra</text:span><text:span text:style-name="T28">]</text:span><text:span text:style-name="T46">hma</text:span><text:span text:style-name="T28">mārāyar ˚ippatir]]</text:span></text:p>
      <text:p text:style-name="P9" loext:marker-style-name="T28"><text:span text:style-name="T28">(13) [[ṟu]] v[[e]]liyaiy nivantam ˚aṭaicca paṭi ka {pilaster} lmel ˚eḻuttu v[[e]]ṭṭuka ˚eṉṟu patiṉa[ñ]cām yā {pilaster} ṇṭiṉ ˚etir ˚añcām yā [[ṇṭu </text:span><text:span text:style-name="T46">śrīkārya</text:span><text:span text:style-name="T28"> peṟṟa </text:span><text:span text:style-name="T40">ba</text:span><text:span text:style-name="T28">]]</text:span></text:p>
      <text:p text:style-name="P9" loext:marker-style-name="T28"><text:span text:style-name="T28">(14) X māṇaṉukku ˚amacucu ˚ittiruppottu {pilaster} ṭaiya tevarkku </text:span><text:span text:style-name="T46">śrīk</text:span><text:span text:style-name="T45">[</text:span><text:span text:style-name="T46">ā</text:span><text:span text:style-name="T45">]</text:span><text:span text:style-name="T46">rya</text:span><text:span text:style-name="T28"> ceykiṉṟa tevaṉ kiriṇ[a] {pilaster} ṉ colla kalme ˚e[ḻu] [[ [[t]]tu veṭṭiṉapaṭi tiru]]</text:span></text:p>
      <text:p text:style-name="P9" loext:marker-style-name="T28"><text:span text:style-name="T28">(15) ppottuṭaiya tevarkku [n]āṉku potaik[ku] {pilaster} ˚ari muppattir[u] nāḻi˚um ˚aṉṉa paliku {pilaster} ˚arici ˚aṟu nāḻi˚u [[ [m kaṟi ˚amitukku ˚ari]]</text:span><text:span text:style-name="T28"/></text:p>
      <text:p text:style-name="P9" loext:marker-style-name="T28"><text:span text:style-name="T28">(16) [[ci]] nāḻi˚um tiru[ve]ṅkaṭanilai tēva[r] {pilaster} kku nicati ˚arici nānāḻi˚um tirumū {pilaster} lattāṉattut tevarkku [[ [n]icati ˚arici [n]ānā]]</text:span><text:span text:style-name="T28"/></text:p>
      <text:p text:style-name="P9" loext:marker-style-name="T28"><text:span text:style-name="T28">(17) [[ḻi]]˚um kaṇavatiyāṟkku ˚arici ˚iru nāḻi˚um ˚e[ṟ]ṟi nicati ˚ari nāṟppatto {pilaster} ṉpati nāḻi˚um ˚āka ˚o</text:span><text:span text:style-name="T28"/></text:p>
      <text:p text:style-name="P9" loext:marker-style-name="T28"><text:span text:style-name="T28">(18) X X X X kku nelk kalaney ˚oṉpatiṉ ku {pilaster} ‡ </text:span><text:span text:style-name="T28"><text:note text:id="ftn21" text:note-class="footnote"><text:note-citation>8</text:note-citation><text:note-body><text:p text:style-name="P8" loext:marker-style-name="T43"><text:span text:style-name="T30"><text:s/></text:span><text:span text:style-name="T43">The remaining part of the line is engraved on another stone embedded in the wall of the sanctuary. It is the case for all following lines until the end. The change of stone is marked by //.</text:span></text:p></text:note-body></text:note></text:span><text:span text:style-name="T28">ṟuṇi ˚irunāḻiyuri ˚orāṭṭaikku nel ˚a[ṟu] {pilaster} [nū]ṟṟu ˚eṇpatte</text:span></text:p>
      <text:p text:style-name="P9" loext:marker-style-name="T28"><text:span text:style-name="T28">(19) yeṭṭu mākkāṇiyum ˚ācārcciyaṉ munnūṟṟuva ‡ ṉ centaṉukku nilaṉ ˚araiyum kaṇakka paṇṭārañce {pilaster} [y]kiṉṟa colai viru [[periyaṉukku nilaṉ ˚arai[yu] [[mā]] ]]</text:span><text:span text:style-name="T28"><text:note text:id="ftn22" text:note-class="footnote"><text:note-citation>9</text:note-citation><text:note-body><text:p text:style-name="P8" loext:marker-style-name="T43"><text:span text:style-name="T30"><text:s/></text:span><text:span text:style-name="T43">The stone where this part of the line was engraved has disappeared. This is the case up to line 24.</text:span></text:p></text:note-body></text:note></text:span></text:p>
      <text:p text:style-name="P9" loext:marker-style-name="T28"><text:span text:style-name="T28">(20) ṇ ˚eṭṭiṉukku nilaṉ ˚oṉṟaraiye yiraṇṭu mā ‡ ˚ivaṟṟuḷ munnūṟṟuvaṉ centaṉuṭaiya māṇ muṉṟu {pilaster} mmunnūṟṟuvaṉ ci [[ [[r]]iyāṉ māṇ oṉṟu[m] kaca[[ṉāk]] ]]</text:span><text:span text:style-name="T28"/></text:p>
      <text:p text:style-name="P9" loext:marker-style-name="T28"><text:span text:style-name="T28">(21) kalaṉuṭaiya māṇālum tevar patuvāram ˚eḻi[l o] ‡ ṉṟu ˚uvaiccakaḷukkum puṭavai mutal ākavum ˚āṟu kū {pilaster} ṟum ˚eṭṭu māṇ[u]kku [[ [[m]] puṭavai mutal ākavum ˚uvai [c] [[ca]] ]]</text:span><text:span text:style-name="T28"/></text:p>
      <text:p text:style-name="P9" loext:marker-style-name="T28"><text:span text:style-name="T28">(22) ṉ [ka]ṇavati kumāraṭi mutal pattāḷukku nilam o ‡ ṉṟekāl </text:span><text:span text:style-name="T46">śrī </text:span><text:span text:style-name="T28">kācciyamārāvāṉukku niyatam arici nāṉā {pilaster} ḻiyiṉāl ni [[ [la]m ˚ēḻumā kucavaṉukku n[i] ]]</text:span></text:p>
      <text:p text:style-name="P9" loext:marker-style-name="T28"><text:span text:style-name="T28">(23) lam iraṇṭu mā viṟakiṭuvāṉukku nilam iraṇṭu ‡ mā tirumeḻukkuppiṟa nilam iraṇṭu mā ˚īraṅko {pilaster} llikku nilam ira [[ [ṇ]ṭu mā tiruviḻāppuṟam [ni] ]]</text:span><text:span text:style-name="T28"/></text:p>
      <text:p text:style-name="P9" loext:marker-style-name="T28"><text:span text:style-name="T28">(24) laṉ veli putukkuppiṟa ˚ittirukkaṟṟaḷi ‡ ceyca ˚ācāriyaṉ māṉāparaṇaṉ centaṉuk {pilaster} ku nilaṉkālu [[m āka nilaṉ patiṟṟu ve]]</text:span><text:span text:style-name="T28"/></text:p>
      <text:p text:style-name="P9" loext:marker-style-name="T28"><text:span text:style-name="T28">(25) liyum cantirātittavala[ñ] celvatāka v[ai]ttār co ‡ ḷāntaka tevar ˚itu paṉ</text:span><text:span text:style-name="T46">maheśva</text:span><text:span text:style-name="T28">rar</text:span><text:span text:style-name="T46"> rakṣai</text:span></text:p>
      <text:p text:style-name="P12" loext:marker-style-name="T28"/>
      <text:p text:style-name="P9" loext:marker-style-name="T28"><text:span text:style-name="T28">Fortune! Prosperity! The twelfth year (</text:span><text:span text:style-name="T20">paṉṉiraṇṭu</text:span><text:span text:style-name="T1">)</text:span><text:span text:style-name="T28"> of king Vīrapāṇṭiyatēvar, who took the head of the Cōḻa; in this year, in the month (</text:span><text:span text:style-name="T40">nāyiṟṟu</text:span><text:span text:style-name="T28">) of Mituna, the sun…</text:span></text:p>
      <text:p text:style-name="P13" loext:marker-style-name="T28"><text:soft-page-break/><text:span text:style-name="T28">For Bhaṭārar, lord (</text:span><text:span text:style-name="T40">uṭaiya</text:span><text:span text:style-name="T28">) of Tiruppōttu in Iḷaṅkōykkuṭi, a </text:span><text:span text:style-name="T40">brahmadeya</text:span><text:span text:style-name="T28"> in Muḷḷināṭu, ten (</text:span><text:span text:style-name="T40">patiṟṟu</text:span><text:span text:style-name="T28">) </text:span><text:span text:style-name="T40">vēli</text:span><text:span text:style-name="T28">s of land (</text:span><text:span text:style-name="T20">nilaṉ</text:span><text:span text:style-name="T1">)</text:span><text:span text:style-name="T28"> irrigated</text:span><text:span text:style-name="T1"> by the river (</text:span><text:span text:style-name="T20">āṟu pāccal</text:span><text:span text:style-name="T1">) … in Vaḻutiyūr (</text:span><text:span text:style-name="T20">vaḻiti</text:span><text:span text:style-name="T1"> &gt; </text:span><text:span text:style-name="T20">vaḻuti</text:span><text:span text:style-name="T1">) in this </text:span><text:span text:style-name="T20">nāṭu</text:span><text:span text:style-name="T1">, in these ten </text:span><text:span text:style-name="T20">vēli</text:span><text:span text:style-name="T1">s (</text:span><text:span text:style-name="T40">paṟṟu</text:span><text:span text:style-name="T28"> &gt; </text:span><text:span text:style-name="T40">patiṟṟu veliyum</text:span><text:span text:style-name="T28">), </text:span><text:span text:style-name="T1">as gift ([</text:span><text:span text:style-name="T20">tēva</text:span><text:span text:style-name="T1">]</text:span><text:span text:style-name="T20">tāṉam</text:span><text:span text:style-name="T1">?)</text:span><text:span text:style-name="T28">, there are (</text:span><text:span text:style-name="T40">ākavum</text:span><text:span text:style-name="T28">) cultivation rights (</text:span><text:span text:style-name="T40">kārāmai</text:span><text:span text:style-name="T28"> &gt; </text:span><text:span text:style-name="T40">kārāṇmai</text:span><text:span text:style-name="T28">) for tenants (</text:span><text:span text:style-name="T40">kuṭikaḷitu</text:span><text:span text:style-name="T28">) and overlordship (</text:span><text:span text:style-name="T40">mi</text:span><text:span text:style-name="T28"> &gt; </text:span><text:span text:style-name="T40">mī</text:span><text:span text:style-name="T28">[</text:span><text:span text:style-name="T40">yāṭci</text:span><text:span text:style-name="T28">]?)] for the god (</text:span><text:span text:style-name="T40">tēvaritu</text:span><text:span text:style-name="T28">) … </text:span></text:p>
      <text:p text:style-name="P13" loext:marker-style-name="T2"><text:span text:style-name="T1">when Maha… made (</text:span><text:span text:style-name="T40">ceykiṉṟa</text:span><text:span text:style-name="T28">)</text:span><text:span text:style-name="T1"> the writing (</text:span><text:span text:style-name="T20">eḻattu</text:span><text:span text:style-name="T1"> &gt; </text:span><text:span text:style-name="T40">eḻuttu</text:span><text:span text:style-name="T28">) above (</text:span><text:span text:style-name="T40">mēl</text:span><text:span text:style-name="T28">), having looked after (</text:span><text:span text:style-name="T40">ārācci</text:span><text:span text:style-name="T28">) our (</text:span><text:span text:style-name="T40">eṅ</text:span><text:span text:style-name="T28">) affairs (</text:span><text:span text:style-name="T40">karuman</text:span><text:span text:style-name="T28">) including (</text:span><text:span text:style-name="T40">uṭpaṭa</text:span><text:span text:style-name="T3">) the counting (</text:span><text:span text:style-name="T41">maṉṟavāri</text:span><text:span text:style-name="T3">) of gold per item (</text:span><text:span text:style-name="T41">urupu poṉ</text:span><text:span text:style-name="T3">) …</text:span></text:p>
      <text:p text:style-name="P9" loext:marker-style-name="T28"><text:span text:style-name="T28">… alias Tamiḻavēḷāṉ, [from] the town (</text:span><text:span text:style-name="T40">pāṭi</text:span><text:span text:style-name="T28">) of Kāṭantaikuṭi, of …kūṟṟam …;</text:span></text:p>
      <text:p text:style-name="P9" loext:marker-style-name="T28"><text:span text:style-name="T28">… Māṉāparaṇaṉ, chieftain (</text:span><text:span text:style-name="T40">araiyaṉ</text:span><text:span text:style-name="T28">) … of Iraṇaciṅkamaṅkalam, under the irrigation of/east of (</text:span><text:span text:style-name="T40">kiḻ</text:span><text:span text:style-name="T28">) Maṇalūrkkuḷam … is the officer [who gives command] (</text:span><text:span text:style-name="T40">ēvimutal ākavum</text:span><text:span text:style-name="T28">);</text:span></text:p>
      <text:p text:style-name="P9" loext:marker-style-name="T28"><text:span text:style-name="T28">and … of … Iṭaiyāṟṟunāṭu is [the one in charge of] writing on palm-leaf (</text:span><text:span text:style-name="T40">olai eḻuttākavum</text:span><text:span text:style-name="T28">);</text:span></text:p>
      <text:p text:style-name="P9" loext:marker-style-name="T28"><text:span text:style-name="T28">and the landowner/chieftain (</text:span><text:span text:style-name="T40">kiḻavaṉ</text:span><text:span text:style-name="T28">) …ḷamaṇi … of Meyūr Tiruppattūr alias Kuvalaiyaciṅkanallūr in Aṇṭanāṭu is (</text:span><text:span text:style-name="T40">ākavum</text:span><text:span text:style-name="T28">) [the carrier of] royal command (</text:span><text:span text:style-name="T40">vākēḻvi</text:span><text:span text:style-name="T28"> &gt; </text:span><text:span text:style-name="T40">vāykēḻvi</text:span><text:span text:style-name="T28">);</text:span></text:p>
      <text:p text:style-name="P9" loext:marker-style-name="T28"><text:span text:style-name="T28">and Kaṭṭi Nakkaṉ Iraṉaṉ alias Vikkiramapāṇṭiya Mūvēntavēḷaṉ, of Veḷiyaṟṟūr of Eastern (</text:span><text:span text:style-name="T40">kīḻ</text:span><text:span text:style-name="T28">) Kuṇṭāṟu of Koḻuvūr Kūṟṟam is (</text:span><text:span text:style-name="T40">ākavum</text:span><text:span text:style-name="T28">) [the keeper of] the accounting registers (</text:span><text:span text:style-name="T40">paṇṭāra pottakam</text:span><text:span text:style-name="T28">);</text:span></text:p>
      <text:p text:style-name="P13" loext:marker-style-name="T28"><text:span text:style-name="T28">Having sat (</text:span><text:span text:style-name="T40">iruntu</text:span><text:span text:style-name="T28">) in the temple (</text:span><text:span text:style-name="T40">kōyilil</text:span><text:span text:style-name="T28">) of Bhaṭārar (</text:span><text:span text:style-name="T40">patāra</text:span><text:span text:style-name="T28"> &gt; </text:span><text:span text:style-name="T40">paṭārar</text:span><text:span text:style-name="T28">) Paramecura (</text:span><text:span text:style-name="T40">ramecura</text:span><text:span text:style-name="T28"> &gt; </text:span><text:span text:style-name="T40">paramecura</text:span><text:span text:style-name="T28">) of Tiruppōttuṭaiyar in Iḷaṅkōykkuṭi, we gave (</text:span><text:span text:style-name="T40">kuṭuttōm</text:span><text:span text:style-name="T28">) as </text:span><text:span text:style-name="T40">devadāna</text:span><text:span text:style-name="T28"> (</text:span><text:span text:style-name="T40">tēvatāṉa</text:span><text:span text:style-name="T28"> &gt; </text:span><text:span text:style-name="T40">tēvatāṉam</text:span><text:span text:style-name="T28">) without removing the tenants (</text:span><text:span text:style-name="T40">kuṭiniṅkā</text:span><text:span text:style-name="T28">), from (</text:span><text:span text:style-name="T40">mutal</text:span><text:span text:style-name="T28">) the year opposite (</text:span><text:span text:style-name="T40">etirāṇṭu</text:span><text:span text:style-name="T28">) to this year (</text:span><text:span text:style-name="T40">ivvāṇṭiṉ</text:span><text:span text:style-name="T28">) at the time (</text:span><text:span text:style-name="T40">pōtu</text:span><text:span text:style-name="T28">) of the solar (</text:span><text:span text:style-name="T40">sūrya</text:span><text:span text:style-name="T28">) eclipse (</text:span><text:span text:style-name="T40">grahaṇatti</text:span><text:span text:style-name="T28">) in the Mituṉa month (</text:span><text:span text:style-name="T40">nāyiṟṟu</text:span><text:span text:style-name="T28">) in the 12</text:span><text:span text:style-name="T34">th</text:span><text:span text:style-name="T28"> year … </text:span></text:p>
      <text:p text:style-name="P13" loext:marker-style-name="T28"><text:span text:style-name="T28">You all (</text:span><text:span text:style-name="T40">tāṅkaḷum</text:span><text:span text:style-name="T28">) give (</text:span><text:span text:style-name="T40">kuṭukka</text:span><text:span text:style-name="T28">) the established shares (</text:span><text:span text:style-name="T40">pāṟpaṭuttu</text:span><text:span text:style-name="T28">) after seeing (</text:span><text:span text:style-name="T40">kaṇṭu</text:span><text:span text:style-name="T28">) this (</text:span><text:span text:style-name="T40">itu</text:span><text:span text:style-name="T28">) [order]. This is the writing/signing (</text:span><text:span text:style-name="T40">eḻuttu</text:span><text:span text:style-name="T28">) of Pullaṅ Kōṟṟaṉ;</text:span></text:p>
      <text:p text:style-name="P12" loext:marker-style-name="T28"/>
      <text:p text:style-name="P9" loext:marker-style-name="T28"><text:span text:style-name="T28">As per (</text:span><text:span text:style-name="T40">paṭi</text:span><text:span text:style-name="T28">) this spoken (</text:span><text:span text:style-name="T40">eṉṟa</text:span><text:span text:style-name="T28">) royal order (</text:span><text:span text:style-name="T40">ittirumukam</text:span><text:span text:style-name="T28">), Cōḻāntaka Brahmamārāyar, who performs the duty of high officer (</text:span><text:span text:style-name="T40">atikāran ceykiṉṟa</text:span><text:span text:style-name="T28">), said (</text:span><text:span text:style-name="T40">eṉṟu</text:span><text:span text:style-name="T28">): ‘engrave (</text:span><text:span text:style-name="T40">veṭṭuka</text:span><text:span text:style-name="T28">) on stone (</text:span><text:span text:style-name="T40">kalmēl</text:span><text:span text:style-name="T28">) as per (</text:span><text:span text:style-name="T40">paṭi</text:span><text:span text:style-name="T28">) what was given (</text:span><text:span text:style-name="T40">ataicca</text:span><text:span text:style-name="T28">) as donation (</text:span><text:span text:style-name="T40">nivantam</text:span><text:span text:style-name="T28">), these ten </text:span><text:span text:style-name="T40">vēli</text:span><text:span text:style-name="T28">s’; </text:span></text:p>
      <text:p text:style-name="P13" loext:marker-style-name="T48"><text:span text:style-name="T48">In the year five (</text:span><text:span text:style-name="T49">añcām</text:span><text:span text:style-name="T48">) opposite (</text:span><text:span text:style-name="T49">etir</text:span><text:span text:style-name="T48">) to the year (</text:span><text:span text:style-name="T49">yāṇṭiṉ</text:span><text:span text:style-name="T48">) fifteen (</text:span><text:span text:style-name="T49">patiṉañcām</text:span><text:span text:style-name="T48">), having prepared (</text:span><text:span text:style-name="T49">amacucu</text:span><text:span text:style-name="T48"> &gt; </text:span><text:span text:style-name="T49">amaiccu</text:span><text:span text:style-name="T48">) for Ba…māṇaṉ who got (</text:span><text:span text:style-name="T49">peṟṟa</text:span><text:span text:style-name="T48">) [the position of] </text:span><text:soft-page-break/><text:span text:style-name="T49">śrīkāryam</text:span><text:span text:style-name="T48">, Tēvaṉ Kiriṇaṉ, who performs (</text:span><text:span text:style-name="T49">ceykiṉṟa</text:span><text:span text:style-name="T48">) the duty of </text:span><text:span text:style-name="T49">śrīkāryam</text:span><text:span text:style-name="T48"> to this god Tiruppōttuṭaiyar,</text:span><text:span text:style-name="T48"><text:note text:id="ftn23" text:note-class="footnote"><text:note-citation>10</text:note-citation><text:note-body><text:p text:style-name="P8" loext:marker-style-name="T43"><text:span text:style-name="T30"><text:s/></text:span><text:span text:style-name="T43">This passage is not clear: there are two men, Ba…</text:span><text:span text:style-name="T31">māṇaṉ and Tēvaṉ Kiriṇaṉ who both seem to be </text:span><text:span text:style-name="T50">śrīkāryam</text:span><text:span text:style-name="T31">. They may not be </text:span><text:span text:style-name="T50">śrīkāryam</text:span><text:span text:style-name="T31"> of the same temple, or they may have taken this office at different periods: </text:span><text:span text:style-name="T43">Ba…</text:span><text:span text:style-name="T31">māṇaṉ when the donation was first made and Tēvaṉ Kiriṇaṉ, eight years later, when the donation is engraved. This, however, remains doubtful.</text:span></text:p></text:note-body></text:note></text:span><text:span text:style-name="T48"> spoke (</text:span><text:span text:style-name="T49">colla</text:span><text:span text:style-name="T48">):</text:span></text:p>
      <text:p text:style-name="P13" loext:marker-style-name="T28"><text:span text:style-name="T28">As per (</text:span><text:span text:style-name="T40">paṭi</text:span><text:span text:style-name="T28">) the letters (</text:span><text:span text:style-name="T40">eḻuttu</text:span><text:span text:style-name="T28">) that were engraved (</text:span><text:span text:style-name="T40">veṭṭiṉa</text:span><text:span text:style-name="T28">) on the stone (</text:span><text:span text:style-name="T40">kalmēl</text:span><text:span text:style-name="T28">), for the god (</text:span><text:span text:style-name="T40">tēvarkku</text:span><text:span text:style-name="T28">) Tiruppōttuṭaiyar, for four (</text:span><text:span text:style-name="T40">nāṉku</text:span><text:span text:style-name="T28">) times (</text:span><text:span text:style-name="T40">potaikku</text:span><text:span text:style-name="T28">), thirty-two (</text:span><text:span text:style-name="T40">muppattiru</text:span><text:span text:style-name="T28">) </text:span><text:span text:style-name="T40">nāḻi</text:span><text:span text:style-name="T28">s of rice (</text:span><text:span text:style-name="T40">ari</text:span><text:span text:style-name="T28"> &gt; </text:span><text:span text:style-name="T40">arici</text:span><text:span text:style-name="T28">), six (</text:span><text:span text:style-name="T40">āṟu</text:span><text:span text:style-name="T28">) </text:span><text:span text:style-name="T40">nāḻi</text:span><text:span text:style-name="T28">s of rice (</text:span><text:span text:style-name="T40">arici</text:span><text:span text:style-name="T28">) for food offerings (</text:span><text:span text:style-name="T40">aṉṉa balikku</text:span><text:span text:style-name="T28">), one </text:span><text:span text:style-name="T40">nāḻi</text:span><text:span text:style-name="T28"> of rice for vegetable food offerings (</text:span><text:span text:style-name="T40">kaṟi amutu</text:span><text:span text:style-name="T28">), four </text:span><text:span text:style-name="T40">nāḻi</text:span><text:span text:style-name="T28">s (</text:span><text:span text:style-name="T40">nānāḻiyum</text:span><text:span text:style-name="T28">) of rice (</text:span><text:span text:style-name="T40">arici</text:span><text:span text:style-name="T28">) everyday (</text:span><text:span text:style-name="T40">nicati</text:span><text:span text:style-name="T28">) for the god (</text:span><text:span text:style-name="T40">tēvar</text:span><text:span text:style-name="T28">) Tiruveṅkaṭanilai, four </text:span><text:span text:style-name="T40">nāḻi</text:span><text:span text:style-name="T28">s (</text:span><text:span text:style-name="T40">nānāḻiyum</text:span><text:span text:style-name="T28">) of rice (</text:span><text:span text:style-name="T40">arici</text:span><text:span text:style-name="T28">) everyday (</text:span><text:span text:style-name="T40">nicati</text:span><text:span text:style-name="T28">) for the god of the Tirumūlattāṉam, two (</text:span><text:span text:style-name="T40">iru</text:span><text:span text:style-name="T28">) </text:span><text:span text:style-name="T40">nāḻi</text:span><text:span text:style-name="T28">s of rice for Gaṇapatiyār (</text:span><text:span text:style-name="T40">kaṇavatiyāṟkku</text:span><text:span text:style-name="T28">), piling up (</text:span><text:span text:style-name="T40">eṟṟi</text:span><text:span text:style-name="T28">) to forty-nine (</text:span><text:span text:style-name="T40">nāṟppattoṉpati</text:span><text:span text:style-name="T28">) </text:span><text:span text:style-name="T40">nāḻi</text:span><text:span text:style-name="T28">s of rice (</text:span><text:span text:style-name="T40">ari</text:span><text:span text:style-name="T28"> &gt; </text:span><text:span text:style-name="T40">arici</text:span><text:span text:style-name="T28">), … </text:span><text:span text:style-name="T40">kalaney</text:span><text:span text:style-name="T28"> of paddy (</text:span><text:span text:style-name="T40">nel</text:span><text:span text:style-name="T28">), nine (</text:span><text:span text:style-name="T40">oṉpatiṉ</text:span><text:span text:style-name="T28">) </text:span><text:span text:style-name="T40">kuruṇi</text:span><text:span text:style-name="T28">s, two </text:span><text:span text:style-name="T40">nāḻi</text:span><text:span text:style-name="T28">s and one </text:span><text:span text:style-name="T40">uri</text:span><text:span text:style-name="T28">, for one year (</text:span><text:span text:style-name="T40">orāṭṭaikku</text:span><text:span text:style-name="T28">) the paddy (</text:span><text:span text:style-name="T40">nel</text:span><text:span text:style-name="T28">) [amounts to] six hundred and eighty-eight </text:span><text:span text:style-name="T40">mākkāṇi</text:span><text:span text:style-name="T28">s; </text:span></text:p>
      <text:p text:style-name="P13" loext:marker-style-name="T48"><text:span text:style-name="T48">For Ācārcciyaṉ (&gt;</text:span><text:span text:style-name="T49">ācārya</text:span><text:span text:style-name="T48">?) Cēntaṉ (of the) Three Hundred (</text:span><text:span text:style-name="T49">munnūṟṟuvaṉ</text:span><text:span text:style-name="T48">), half (</text:span><text:span text:style-name="T49">araiyum</text:span><text:span text:style-name="T48">) [</text:span><text:span text:style-name="T49">mā</text:span><text:span text:style-name="T48">] of land (</text:span><text:span text:style-name="T49">nilaṉ</text:span><text:span text:style-name="T48">);</text:span></text:p>
      <text:p text:style-name="P13" loext:marker-style-name="T28"><text:span text:style-name="T28">For Colaivīru Periyaṉ, who performs the duty of accountant (</text:span><text:span text:style-name="T40">kaṇakka paṇṭāram</text:span><text:span text:style-name="T28">), half [</text:span><text:span text:style-name="T40">mā</text:span><text:span text:style-name="T28">] of land;</text:span></text:p>
      <text:p text:style-name="P13" loext:marker-style-name="T48"><text:span text:style-name="T28">For the eight (</text:span><text:span text:style-name="T40">eṭṭiṉukku</text:span><text:span text:style-name="T28">) Brahmacaris (</text:span><text:span text:style-name="T40">māṇ</text:span><text:span text:style-name="T28"> &gt; </text:span><text:span text:style-name="T40">māṇi</text:span><text:span text:style-name="T28">), two (</text:span><text:span text:style-name="T40">iraṇṭu</text:span><text:span text:style-name="T28">) </text:span><text:span text:style-name="T40">mā</text:span><text:span text:style-name="T28">s and one half (</text:span><text:span text:style-name="T40">oṉṟaraiye</text:span><text:span text:style-name="T28">) of land (</text:span><text:span text:style-name="T40">nilaṉ</text:span><text:span text:style-name="T28">); among them (</text:span><text:span text:style-name="T40">ivaṟṟuḷ</text:span><text:span text:style-name="T28">), three (</text:span><text:span text:style-name="T40">muṉṟu</text:span><text:span text:style-name="T28">) Brahmacaris (</text:span><text:span text:style-name="T40">māṇ</text:span><text:span text:style-name="T28">) of (</text:span><text:span text:style-name="T40">uṭaiya</text:span><text:span text:style-name="T28">) Cēntaṉ of the Three Hundred, one (</text:span><text:span text:style-name="T40">oṉṟu</text:span><text:span text:style-name="T28">) Brahmacari (</text:span><text:span text:style-name="T40">māṇ</text:span><text:span text:style-name="T28">) of Ciriyāṉ of </text:span><text:span text:style-name="T48">the Three Hundred, and four Bhramacaris (</text:span><text:span text:style-name="T49">māṇālum</text:span><text:span text:style-name="T48">) of (</text:span><text:span text:style-name="T49">uṭaiya</text:span><text:span text:style-name="T48">) Kacaṉākkalaṉ; </text:span></text:p>
      <text:p text:style-name="P13" loext:marker-style-name="T48"><text:span text:style-name="T48">One seventh (</text:span><text:span text:style-name="T49">eḻil oṉṟu</text:span><text:span text:style-name="T48">) of the income of the god (</text:span><text:span text:style-name="T49">tēvar patuvāram</text:span><text:span text:style-name="T48">) as capital (</text:span><text:span text:style-name="T49">mutal ākavum</text:span><text:span text:style-name="T48">) for the cloths (</text:span><text:span text:style-name="T49">puṭavai</text:span><text:span text:style-name="T48">) for the drummers (</text:span><text:span text:style-name="T49">uvaiccakaḷukkum</text:span><text:span text:style-name="T48">), and six shares (</text:span><text:span text:style-name="T49">āṟu kūṟum</text:span><text:span text:style-name="T48">) as capital (</text:span><text:span text:style-name="T49">mutal ākavum</text:span><text:span text:style-name="T48">) for the cloths (</text:span><text:span text:style-name="T49">puṭavai</text:span><text:span text:style-name="T48">) for the eight Brahmacaris;</text:span></text:p>
      <text:p text:style-name="P13" loext:marker-style-name="T28"><text:span text:style-name="T28">One quarter (</text:span><text:span text:style-name="T40">oṉṟekāl</text:span><text:span text:style-name="T28">) of land (</text:span><text:span text:style-name="T40">nilam</text:span><text:span text:style-name="T28">) for the ten men (</text:span><text:span text:style-name="T40">pattāḷukku</text:span><text:span text:style-name="T28">) starting from (</text:span><text:span text:style-name="T40">mutal</text:span><text:span text:style-name="T28">) for the drummer (</text:span><text:span text:style-name="T40">uvaiccaṉ</text:span><text:span text:style-name="T28">) Kaṇavati Kumāraṭi; </text:span></text:p>
      <text:p text:style-name="P13" loext:marker-style-name="T28"><text:span text:style-name="T28">Seven </text:span><text:span text:style-name="T40">mā</text:span><text:span text:style-name="T28">s of land with four </text:span><text:span text:style-name="T40">nāḻi</text:span><text:span text:style-name="T28">s (</text:span><text:span text:style-name="T40">nānāḻiyiṉāl</text:span><text:span text:style-name="T28">) of rice (</text:span><text:span text:style-name="T40">arici</text:span><text:span text:style-name="T28">) everyday (</text:span><text:span text:style-name="T40">niyatam</text:span><text:span text:style-name="T28">) for Śrī Kācciyamārāvāṉ;</text:span><text:span text:style-name="T28"><text:note text:id="ftn24" text:note-class="footnote"><text:note-citation>11</text:note-citation><text:note-body><text:p text:style-name="P9" loext:marker-style-name="T31"><text:span text:style-name="T51"><text:s/></text:span><text:span text:style-name="T35">Śrī Kācciyamārāvāṉ may be a name, but as suggested to me by G. Vijayavenugopal, it may refer to a Śrīkāryam named Ārāvaṉ: Śrī kācciyam (for kārriyam) Ārāvaṉ. However, another name of the Śrīkāryam was given at the beginning of the order, and it is difficult to decide.</text:span></text:p></text:note-body></text:note></text:span></text:p>
      <text:p text:style-name="P13" loext:marker-style-name="T28"><text:span text:style-name="T28">Two </text:span><text:span text:style-name="T40">mā</text:span><text:span text:style-name="T28">s of land for the potter (</text:span><text:span text:style-name="T40">kucavaṉ</text:span><text:span text:style-name="T28">);</text:span></text:p>
      <text:p text:style-name="P13" loext:marker-style-name="T28"><text:span text:style-name="T28">Two </text:span><text:span text:style-name="T40">mā</text:span><text:span text:style-name="T28">s of land for the firewood supplier (</text:span><text:span text:style-name="T40">viṟakiṯuvaṉ</text:span><text:span text:style-name="T28">);</text:span></text:p>
      <text:p text:style-name="P13" loext:marker-style-name="T28"><text:span text:style-name="T28">Two </text:span><text:span text:style-name="T40">mā</text:span><text:span text:style-name="T28">s of land for land endowment (</text:span><text:span text:style-name="T40">piṟa</text:span><text:span text:style-name="T28"> &gt; </text:span><text:span text:style-name="T40">puṟa</text:span><text:span text:style-name="T28">) for the holy cleaners (</text:span><text:span text:style-name="T40">tirumeḻukku</text:span><text:span text:style-name="T28">);</text:span></text:p>
      <text:p text:style-name="P13" loext:marker-style-name="T28"><text:soft-page-break/><text:span text:style-name="T28">Two </text:span><text:span text:style-name="T40">mā</text:span><text:span text:style-name="T28">s of land for washermen (</text:span><text:span text:style-name="T40">īraṅkolli</text:span><text:span text:style-name="T28">);</text:span></text:p>
      <text:p text:style-name="P13" loext:marker-style-name="T28"><text:span text:style-name="T28">One </text:span><text:span text:style-name="T40">vēli</text:span><text:span text:style-name="T28"> of land for land endowment (</text:span><text:span text:style-name="T40">puṟam</text:span><text:span text:style-name="T28">) for the holy festival (</text:span><text:span text:style-name="T40">tiruviḻā</text:span><text:span text:style-name="T28">);</text:span></text:p>
      <text:p text:style-name="P13" loext:marker-style-name="T28"><text:span text:style-name="T28">And ten (</text:span><text:span text:style-name="T40">patiṟṟu</text:span><text:span text:style-name="T28">) </text:span><text:span text:style-name="T40">vēli</text:span><text:span text:style-name="T28">s of land</text:span><text:span text:style-name="T28"><text:note text:id="ftn25" text:note-class="footnote"><text:note-citation>12</text:note-citation><text:note-body><text:p text:style-name="P8" loext:marker-style-name="T30"><text:span text:style-name="T30"><text:s/>It is not clear here whether these ten </text:span><text:span text:style-name="T47">vēli</text:span><text:span text:style-name="T30">s of land refer to the entire donation mentioned at the beginning, and which would be administered by this Ācāriyaṉ, or if there is another similar and separate donation for him. The first option seems more plausible.</text:span></text:p></text:note-body></text:note></text:span><text:span text:style-name="T28"> (</text:span><text:span text:style-name="T40">nilaṉ</text:span><text:span text:style-name="T28">) as lands (</text:span><text:span text:style-name="T40">nilaṉkālum āka</text:span><text:span text:style-name="T28">) for Ācāriyaṉ Māṉāparaṇaṉ Cēntaṉ, who made (</text:span><text:span text:style-name="T40">ceyca</text:span><text:span text:style-name="T28"> &gt; </text:span><text:span text:style-name="T40">ceyya</text:span><text:span text:style-name="T28">) this stone temple (</text:span><text:span text:style-name="T40">ittirukkaṟṟaḷi</text:span><text:span text:style-name="T28">) to be renovated (</text:span><text:span text:style-name="T40">putukku piṟa</text:span><text:span text:style-name="T28">).</text:span></text:p>
      <text:p text:style-name="P13" loext:marker-style-name="T28"><text:span text:style-name="T48">Cōḷāntaka Tēvar gave (</text:span><text:span text:style-name="T49">vaittār</text:span><text:span text:style-name="T48">) as wealth (</text:span><text:span text:style-name="T49">celvatāka</text:span><text:span text:style-name="T48"> &gt; </text:span><text:span text:style-name="T49">celvattāka</text:span><text:span text:style-name="T48">) as long as the sun and the moon endure (</text:span><text:span text:style-name="T49">cantirātittavalam</text:span><text:span text:style-name="T48">). This is under the protection of the Paṉmāheśvaras</text:span><text:span text:style-name="T28">.</text:span></text:p>
      <text:p text:style-name="P12" loext:marker-style-name="T28"/>
      <text:p text:style-name="Standard" loext:marker-style-name="T4"><text:span text:style-name="T28">#7</text:span><text:span text:style-name="T1"> (Fig. 20). </text:span><text:span text:style-name="T28">a) </text:span><text:span text:style-name="T27">Tirumūlanātha </text:span><text:span text:style-name="T1">temple</text:span><text:span text:style-name="T28">; b) on a stela set outside the entrance, today almost entirely defaced: I had to rely on the previous editions, which I followed here; c) personally accessed and photographed in 2022; d) </text:span><text:span text:style-name="T4">ARE 1907, no. 89; SII 14, no. 27, pp. 23–24; IEP 22</text:span><text:span text:style-name="T28">; e) </text:span><text:span text:style-name="T1">dated with a lost regnal year of </text:span><text:span text:style-name="T28">Māṟañcaṭaiyaṉ.</text:span></text:p>
      <text:p text:style-name="P10" loext:marker-style-name="T1"/>
      <text:p text:style-name="P9" loext:marker-style-name="T1"><text:span text:style-name="T1">(1) </text:span><text:span text:style-name="T20">svasti śrī</text:span><text:span text:style-name="T1"> komāṟa</text:span></text:p>
      <text:p text:style-name="P9" loext:marker-style-name="T1"><text:span text:style-name="T1">(2) ñcaṭaiyaṟku yāṇ</text:span><text:span text:style-name="T1"/></text:p>
      <text:p text:style-name="P9" loext:marker-style-name="T1"><text:span text:style-name="T1">(3) ṭu <text:s/>. <text:s/>. <text:s/>. <text:s/>ivvāṇṭu maka</text:span><text:span text:style-name="T1"/></text:p>
      <text:p text:style-name="P9" loext:marker-style-name="T1"><text:span text:style-name="T1">(4) ra ñāyiṟ[ṟu] veṇpaikkuṭi</text:span><text:span text:style-name="T1"/></text:p>
      <text:p text:style-name="P9" loext:marker-style-name="T1"><text:span text:style-name="T1">(5) nāṭṭu iḷaveṇpaikaṭatti</text:span><text:span text:style-name="T1"/></text:p>
      <text:p text:style-name="P9" loext:marker-style-name="T1"><text:span text:style-name="T1">(6) rukkaik kāvati[yār] muḷḷināṭṭu</text:span><text:span text:style-name="T1"/></text:p>
      <text:p text:style-name="P9" loext:marker-style-name="T1"><text:span text:style-name="T1">(7) iḷaṅkoykkuṭi tiruccālait</text:span><text:span text:style-name="T1"/></text:p>
      <text:p text:style-name="P9" loext:marker-style-name="T1"><text:span text:style-name="T1">(8) tuṟai niṉṟaruḷiṉa perumāṉa</text:span><text:span text:style-name="T1"/></text:p>
      <text:p text:style-name="P9" loext:marker-style-name="T1"><text:span text:style-name="T1">(9) ṭikaḷukku nontāviḷakku o</text:span><text:span text:style-name="T1"/></text:p>
      <text:p text:style-name="P9" loext:marker-style-name="T1"><text:span text:style-name="T1">(10) ṉṟiṉukku nicatam ney urikku</text:span><text:span text:style-name="T1"/></text:p>
      <text:p text:style-name="P9" loext:marker-style-name="T1"><text:span text:style-name="T1">(11) mutal keṭāmaip poliūṭ</text:span><text:span text:style-name="T1"/></text:p>
      <text:p text:style-name="P9" loext:marker-style-name="T1"><text:span text:style-name="T1">(12) ṭu koṇṭu eṉṉum eṟṟik kā</text:span><text:span text:style-name="T1"/></text:p>
      <text:p text:style-name="P9" loext:marker-style-name="T1"><text:span text:style-name="T1">(13) ṇamuṅ kuttukkāṟpaṭāmaic</text:span><text:span text:style-name="T1"/></text:p>
      <text:p text:style-name="P9" loext:marker-style-name="T1"><text:span text:style-name="T1">(14) celuttuvatāka iḷaṅko</text:span><text:span text:style-name="T1"/></text:p>
      <text:p text:style-name="P9" loext:marker-style-name="T1"><text:span text:style-name="T1">(15) ykkuṭic cavaiyār kaiy</text:span><text:span text:style-name="T1"/></text:p>
      <text:p text:style-name="P9" loext:marker-style-name="T1"><text:span text:style-name="T1">(16) yil kuṭutta niṟai kuṟaiyār</text:span><text:span text:style-name="T1"/></text:p>
      <text:p text:style-name="P9" loext:marker-style-name="T16"><text:span text:style-name="T16">(17) taṉ paḻaṅkācu patiṉain</text:span><text:span text:style-name="T16"/></text:p>
      <text:p text:style-name="P9" loext:marker-style-name="T16"><text:span text:style-name="T16">(18) tu tiruccālaittuṟait ti</text:span><text:span text:style-name="T16"/></text:p>
      <text:p text:style-name="P9" loext:marker-style-name="T16"><text:span text:style-name="T16">(19) rumulattāṉattup paṭārar</text:span><text:span text:style-name="T16"/></text:p>
      <text:p text:style-name="P9" loext:marker-style-name="T16"><text:soft-page-break/><text:span text:style-name="T16">(20) kku tirunantā viḷakku</text:span><text:span text:style-name="T16"/></text:p>
      <text:p text:style-name="P9" loext:marker-style-name="T16"><text:span text:style-name="T16">(21) oṉṟiṉukku niyati ne</text:span><text:span text:style-name="T16"/></text:p>
      <text:p text:style-name="P9" loext:marker-style-name="T16"><text:span text:style-name="T16">(22) y uri āka meṟppaṭi</text:span><text:span text:style-name="T16"/></text:p>
      <text:p text:style-name="P9" loext:marker-style-name="T16"><text:span text:style-name="T16">(23) celuttuvatāka meṟpa</text:span><text:span text:style-name="T16"/></text:p>
      <text:p text:style-name="P9" loext:marker-style-name="T16"><text:span text:style-name="T16">(24) ṭi kuṭutta niṟai kuṟaiyā</text:span><text:span text:style-name="T16"/></text:p>
      <text:p text:style-name="P9" loext:marker-style-name="T16"><text:span text:style-name="T16">(25) ta[ṉ] paḻaṅkācu patiṉai</text:span><text:span text:style-name="T16"/></text:p>
      <text:p text:style-name="P9" loext:marker-style-name="T16"><text:span text:style-name="T16">(26) ntu eṟṟik kācu muppa</text:span><text:span text:style-name="T16"/></text:p>
      <text:p text:style-name="P9" loext:marker-style-name="T16"><text:span text:style-name="T16">(27) tu ikkāciṉāṟ [poli]</text:span><text:span text:style-name="T16"/></text:p>
      <text:p text:style-name="P9" loext:marker-style-name="T16"><text:span text:style-name="T16">(28) yālt tiṅkaḷ nāḻi ne</text:span><text:span text:style-name="T16"/></text:p>
      <text:p text:style-name="P9" loext:marker-style-name="T16"><text:span text:style-name="T16">(29) yyākak koṇṭu tirunantā</text:span><text:span text:style-name="T16"/></text:p>
      <text:p text:style-name="P9" loext:marker-style-name="T16"><text:span text:style-name="T16">(30) viḷakku iraṇṭiṉuk</text:span><text:span text:style-name="T16"/></text:p>
      <text:p text:style-name="P9" loext:marker-style-name="T16"><text:span text:style-name="T16">(31) kum niyata ney nā </text:span><text:span text:style-name="T16"/></text:p>
      <text:p text:style-name="P9" loext:marker-style-name="T16"><text:span text:style-name="T16">(32) ḻiyāka mutal keṭāmai</text:span><text:span text:style-name="T16"/></text:p>
      <text:p text:style-name="P9" loext:marker-style-name="T16"><text:span text:style-name="T16">(33) p poli ūṭṭukko</text:span><text:span text:style-name="T16"/></text:p>
      <text:p text:style-name="P9" loext:marker-style-name="T16"><text:span text:style-name="T16">(34) ṇṭu <text:s/>. <text:s/>. <text:s/>ikkā[ṇa]muṅ ku</text:span><text:span text:style-name="T16"/></text:p>
      <text:p text:style-name="P9" loext:marker-style-name="T16"><text:span text:style-name="T16">(35) ttukkāṟ paṭāmai ca</text:span><text:span text:style-name="T16"/></text:p>
      <text:p text:style-name="P9" loext:marker-style-name="T16"><text:span text:style-name="T16">(36) vaiyār kaṇkāṇiyākac</text:span><text:span text:style-name="T16"/></text:p>
      <text:p text:style-name="P9" loext:marker-style-name="T16"><text:span text:style-name="T16">(37) celuttuvatāka oṭṭi</text:span><text:span text:style-name="T16"/></text:p>
      <text:p text:style-name="P9" loext:marker-style-name="T16"><text:span text:style-name="T16">(38) ikkācu koṇṭom i</text:span><text:span text:style-name="T16"/></text:p>
      <text:p text:style-name="P9" loext:marker-style-name="T16"><text:span text:style-name="T16">(39) ḷaṅkoykkuṭi cavaiyo</text:span><text:span text:style-name="T16"/></text:p>
      <text:p text:style-name="P9" loext:marker-style-name="T16"><text:span text:style-name="T16">(40) m cavai paṇikka eḻuti</text:span><text:span text:style-name="T16"/></text:p>
      <text:p text:style-name="P9" loext:marker-style-name="T28"><text:span text:style-name="T28">(41) ṉeṉ</text:span><text:span text:style-name="T28"/></text:p>
      <text:p text:style-name="P12" loext:marker-style-name="T28"/>
      <text:p text:style-name="P9" loext:marker-style-name="T28"><text:span text:style-name="T28">Fortune! Prosperity! The … year of king (kō) Māṟañcaṭaiyaṉ. In this year (</text:span><text:span text:style-name="T20">ivvāṇṭu</text:span><text:span text:style-name="T1">), in the month of Makara, Kāvatiyār, resident of (</text:span><text:span text:style-name="T20">irukkai</text:span><text:span text:style-name="T1">) Ilaveṇpaikaṭam in Veṇpaikkuṭināṭu, for Perumāṉaṭikaḷ who graciously stands (</text:span><text:span text:style-name="T20">niṉṟaruḷiṉa</text:span><text:span text:style-name="T1">) in Tiruccālaittuṟai, in Iḷaṅkōykuṭi in Muḷḷināṭu, for one </text:span><text:span text:style-name="T20">uri</text:span><text:span text:style-name="T1"> (</text:span><text:span text:style-name="T20">urikku</text:span><text:span text:style-name="T1">) of ghee (</text:span><text:span text:style-name="T20">ney</text:span><text:span text:style-name="T1">) everyday (</text:span><text:span text:style-name="T20">nicatam</text:span><text:span text:style-name="T1">) for one (</text:span><text:span text:style-name="T20">oṉṟiṉukku</text:span><text:span text:style-name="T1">) perpetual lamp (</text:span><text:span text:style-name="T20">nontāviḷakku</text:span><text:span text:style-name="T1">), with (</text:span><text:span text:style-name="T20">koṇṭu</text:span><text:span text:style-name="T1">) the feeding (</text:span><text:span text:style-name="T20">ūṭṭu</text:span><text:span text:style-name="T1">) of interests (</text:span><text:span text:style-name="T20">poli</text:span><text:span text:style-name="T1">) without damaging (</text:span><text:span text:style-name="T20">keṭāmai</text:span><text:span text:style-name="T1">) the capital (</text:span><text:span text:style-name="T20">mutal</text:span><text:span text:style-name="T1">), having added (</text:span><text:span text:style-name="T20">ēṟṟi</text:span><text:span text:style-name="T1">) all (</text:span><text:span text:style-name="T20">eṉṉum</text:span><text:span text:style-name="T1">), he gave (</text:span><text:span text:style-name="T20">kuṭutta</text:span><text:span text:style-name="T1">) fifteen old </text:span><text:span text:style-name="T20">kācu</text:span><text:span text:style-name="T1">s (</text:span><text:span text:style-name="T40">paḻaṅkācu</text:span><text:span text:style-name="T28">) </text:span><text:span text:style-name="T1">undiminished (</text:span><text:span text:style-name="T20">kuṟaiyār</text:span><text:span text:style-name="T1">) in weight (</text:span><text:span text:style-name="T20">niṟai</text:span><text:span text:style-name="T1">)</text:span><text:span text:style-name="T28">, in the hands (</text:span><text:span text:style-name="T40">kaiyil</text:span><text:span text:style-name="T28">) of the Sabhā of Iḷaṅkōykuṭi, so that they dispatch (</text:span><text:span text:style-name="T20">celuttuvatāka</text:span><text:span text:style-name="T1">) the shares (</text:span><text:span text:style-name="T20">kāṇamum</text:span><text:span text:style-name="T1">), without leg piercing (</text:span><text:span text:style-name="T20">kuttukkāṟ paṭāmai</text:span><text:span text:style-name="T1">) [if one hurts his leg, he cannot work, i.e. without fail]</text:span><text:span text:style-name="T1"><text:note text:id="ftn26" text:note-class="footnote"><text:note-citation>13</text:note-citation><text:note-body><text:p text:style-name="P11" loext:marker-style-name="T43"><text:span text:style-name="T51"><text:s/></text:span><text:span text:style-name="T52">See the parallel in the long Tiruccentūr inscription (</text:span><text:span text:style-name="T53">EI 21, No. 17) </text:span><text:span text:style-name="T52">of the same period: </text:span><text:span text:style-name="T54">ipparicu celuttātu kuttukkāṟpaṭil ittevarkkey irupattaiñcu kācu taṇṭamum paṭṭuc celuttātu viṭṭa mutaliraṭṭiyuṅ kuṭuppatu</text:span><text:span text:style-name="T52"> [lines 17-19] (in this manner (</text:span><text:span text:style-name="T54">ipparicu</text:span><text:span text:style-name="T52">), if one has a pierced leg (</text:span><text:span text:style-name="T54">kuttukkāṟpaṭil</text:span><text:span text:style-name="T52">) and does not pay (</text:span><text:span text:style-name="T54">celuttātu</text:span><text:span text:style-name="T52">), the fine (</text:span><text:span text:style-name="T54">taṇṭamum</text:span><text:span text:style-name="T52">) which occurs (</text:span><text:span text:style-name="T54">paṭṭu</text:span><text:span text:style-name="T52">) is 25 (</text:span><text:span text:style-name="T54">irupattaiñcu</text:span><text:span text:style-name="T52">)</text:span><text:span text:style-name="T54"> kācu</text:span><text:span text:style-name="T52"> for this god (</text:span><text:span text:style-name="T54">ittevarkkey</text:span><text:span text:style-name="T52">), and the double of the capital (</text:span><text:span text:style-name="T54">mutal iraṭṭiyuṅ</text:span><text:span text:style-name="T52">) has to be given (</text:span><text:span text:style-name="T54">kuṭuppatu</text:span><text:span text:style-name="T52">).)</text:span></text:p></text:note-body></text:note></text:span><text:span text:style-name="T1">; For </text:span><text:soft-page-break/><text:span text:style-name="T1">Bhaṭārar of Tirumūlattāṉam of Tiruccālaittuṟai, for one perpetual lamp, to dispatch (</text:span><text:span text:style-name="T40">celuttuvatāka</text:span><text:span text:style-name="T28">), as per the order above (</text:span><text:span text:style-name="T40">mēṟppaṭi</text:span><text:span text:style-name="T28">), one </text:span><text:span text:style-name="T40">uri</text:span><text:span text:style-name="T28"> of ghee every day, he gave (</text:span><text:span text:style-name="T40">kuṭutta</text:span><text:span text:style-name="T28">), as stated above (</text:span><text:span text:style-name="T40">mēṟpaṭi</text:span><text:span text:style-name="T28">), thirty (</text:span><text:span text:style-name="T40">muppatu</text:span><text:span text:style-name="T28">) </text:span><text:span text:style-name="T40">kācu</text:span><text:span text:style-name="T28">s added (</text:span><text:span text:style-name="T40">ēṟṟi</text:span><text:span text:style-name="T28">) to the fifteenth old </text:span><text:span text:style-name="T40">kācu</text:span><text:span text:style-name="T28">s not deficient (</text:span><text:span text:style-name="T40">kuṟaiyātaṉ</text:span><text:span text:style-name="T28">) in weight (</text:span><text:span text:style-name="T40">niṟai</text:span><text:span text:style-name="T28">). At the rate of (</text:span><text:span text:style-name="T40">āka</text:span><text:span text:style-name="T28">) one </text:span><text:span text:style-name="T40">nāḻi</text:span><text:span text:style-name="T28"> of ghee (</text:span><text:span text:style-name="T40">ney</text:span><text:span text:style-name="T28">) monthly (</text:span><text:span text:style-name="T40">tiṅkaḷ</text:span><text:span text:style-name="T28">) w</text:span><text:span text:style-name="T1">ith the interests (</text:span><text:span text:style-name="T20">poliyāl</text:span><text:span text:style-name="T1">) of these </text:span><text:span text:style-name="T40">kācu</text:span><text:span text:style-name="T28">s </text:span><text:span text:style-name="T1">(</text:span><text:span text:style-name="T40">ikkāciṉāṟ</text:span><text:span text:style-name="T28">), at the rate of one </text:span><text:span text:style-name="T40">nāḻi</text:span><text:span text:style-name="T28"> of ghee everyday (</text:span><text:span text:style-name="T40">niyata</text:span><text:span text:style-name="T28">) for two (</text:span><text:span text:style-name="T40">iraṇṭiṉukku</text:span><text:span text:style-name="T28">) perpetual lamps with the feeding of interests (</text:span><text:span text:style-name="T40">ūṭṭu</text:span><text:span text:style-name="T28">) without destroying (</text:span><text:span text:style-name="T40">keṭāmai</text:span><text:span text:style-name="T28">) the capital … having undertaken (</text:span><text:span text:style-name="T40">oṭṭi</text:span><text:span text:style-name="T28">) to dispatch, as supervisor (</text:span><text:span text:style-name="T40">kaṇkāṇiyāka</text:span><text:span text:style-name="T28">) of those of the Sabhā (</text:span><text:span text:style-name="T40">cavaiyār</text:span><text:span text:style-name="T28">), </text:span><text:span text:style-name="T1">the shares (</text:span><text:span text:style-name="T20">kāṇamum</text:span><text:span text:style-name="T1">) without leg piercing (</text:span><text:span text:style-name="T20">kuttukkāṟ paṭāmai</text:span><text:span text:style-name="T1">), we have taken (</text:span><text:span text:style-name="T20">koṇṭōm</text:span><text:span text:style-name="T1">) these </text:span><text:span text:style-name="T20">kācu</text:span><text:span text:style-name="T1">s, we the Sabhā (</text:span><text:span text:style-name="T20">cavaiyōm</text:span><text:span text:style-name="T1">) of Iḷaṅkōykkuṭi. I have written (</text:span><text:span text:style-name="T20">eḻutiṉēṉ</text:span><text:span text:style-name="T1">) as ordered (</text:span><text:span text:style-name="T20">paṇikka</text:span><text:span text:style-name="T1">) by the Sabhā (</text:span><text:span text:style-name="T20">cavai</text:span><text:span text:style-name="T1">).</text:span></text:p>
      <text:p text:style-name="P10" loext:marker-style-name="T1"/>
      <text:p text:style-name="P9" loext:marker-style-name="T1"><text:span text:style-name="T28">#8 (</text:span><text:span text:style-name="T3">Fig. 21). a) </text:span><text:span text:style-name="T27">Tirumūlanātha </text:span><text:span text:style-name="T1">temple</text:span><text:span text:style-name="T3">; b) on the northern side of the base of the </text:span><text:span text:style-name="T41">mukha-maṇḍapa</text:span><text:span text:style-name="T3"> in front of the shrine sheltering Viṣṇu (see Figs. 8 [the inscription is covered with white powder]–9); lines 4 to 7 are difficult to read, and I have followed the previous edition; c) personally accessed and photographed in 2023; d) </text:span><text:span text:style-name="T4">ARE 1907, no. 86; SII 14, no. 56, p. 41; IEP 70;</text:span><text:span text:style-name="T3"> e) </text:span><text:span text:style-name="T1">dated with the 9</text:span><text:span text:style-name="T29">th</text:span><text:span text:style-name="T1"> </text:span><text:span text:style-name="T28">year opposite to this 2</text:span><text:span text:style-name="T34">nd</text:span><text:span text:style-name="T28"> (i.e. 11</text:span><text:span text:style-name="T34">th</text:span><text:span text:style-name="T28">) year of Caṭaiyamāṟaṉ; </text:span><text:span text:style-name="T3">f) some of the terms of </text:span><text:span text:style-name="T1">this inscription were discussed on 25</text:span><text:span text:style-name="T29">th</text:span><text:span text:style-name="T1"> August 2023 during a Dharma project workshop in Pondicherry, with G. Vijayavenugopal, Emmanuel Francis, Uthaya Velluppilai, T. Rajarethinam, R. Sathyanarayanan, M. Vigneshwaran, Dominic Goodall.</text:span></text:p>
      <text:p text:style-name="P10" loext:marker-style-name="T1"/>
      <text:p text:style-name="P9" loext:marker-style-name="T1"><text:span text:style-name="T1">(1) koccaṭaiyamāṟakku yāṇṭu ˚iraṇṭu [˚i][[taṉ etir]] ˚o[ṉpatu mu][[ḷḷināṭ]][ṭu] </text:span><text:span text:style-name="T33">brahma</text:span><text:span text:style-name="T1">teyam</text:span><text:span text:style-name="T1"><text:note text:id="ftn27" text:note-class="footnote"><text:note-citation>14</text:note-citation><text:note-body><text:p text:style-name="P8" loext:marker-style-name="T43"><text:span text:style-name="T30"><text:s/></text:span><text:span text:style-name="T43">The word </text:span><text:span text:style-name="T55">brahmateyam</text:span><text:span text:style-name="T43"> is clearly added above. It may have been initially forgotten. </text:span></text:p></text:note-body></text:note></text:span><text:span text:style-name="T1"> ˚iḷaṅkoykkuṭi</text:span></text:p>
      <text:p text:style-name="P9" loext:marker-style-name="T28"><text:span text:style-name="T28">(2) [</text:span><text:span text:style-name="T46">sabh</text:span><text:span text:style-name="T45">]</text:span><text:span text:style-name="T46">ai</text:span><text:span text:style-name="T28">y[ā]r[i]ṭai ˚ūriṉ me[lū]r puṟṟu teṟṟiy[u]māyk kiṭanta pā[ḻ] [[iṟai]] kāṭṭātitāka vi[[lai koṇ]]</text:span></text:p>
      <text:p text:style-name="P9" loext:marker-style-name="T28"><text:span text:style-name="T28">(3) ṭu vacak[[ki]] [vayalum kuḷamum ˚ākki ˚ik kuḷattāl nir] [[mi]][kuvatu vaccu nel viḷaiccu ˚añ ñāḻik kālā] {after this, lines difficult to read}</text:span><text:span text:style-name="T28"/></text:p>
      <text:p text:style-name="P9" loext:marker-style-name="T28"><text:span text:style-name="T28">(4) [[ [l] māttāl kalaṉey tūṇi nellu ikkuḷam iṟaikku ōrāḷuṅ kuṭuppatāka kiṭaippuṟam itu vikkūṟu vayakkum vā</text:span><text:span text:style-name="T46">ryya</text:span><text:span text:style-name="T28">-</text:span></text:p>
      <text:p text:style-name="P9" loext:marker-style-name="T28"><text:span text:style-name="T28">(5) rkkuk kuṭuppatākavum toral intatu avi <text:s/>. <text:s/>. <text:s/>rkkūṟum vilai koṇṭu paṟaiyaṉ vacakkaleṉṟu periṭṭu kū-</text:span><text:span text:style-name="T28"/></text:p>
      <text:p text:style-name="P9" loext:marker-style-name="T28"><text:span text:style-name="T28">(6) ḻ peṟṟa kari yeṉṟu piyariṭṭuk kiṭaippuṟam vaittāṉ araiyaṉ aṇukkaril puvaṉ paṟaiyaṉeṉ canti-</text:span><text:span text:style-name="T28"/></text:p>
      <text:p text:style-name="P9" loext:marker-style-name="T28"><text:soft-page-break/><text:span text:style-name="T28">(7) rātittaval niṟpatāka vaittatu mikku ne uriyy</text:span><text:span text:style-name="T46">yā</text:span><text:span text:style-name="T28">ka kuṭutta pacu oṉṟu kaṉṟum kuṭutte pūm paṟaiyaṉe itu]]</text:span></text:p>
      <text:p text:style-name="P12" loext:marker-style-name="T28"/>
      <text:p text:style-name="P9" loext:marker-style-name="T28"><text:span text:style-name="T28">The ninth (</text:span><text:span text:style-name="T20">oṉpatu</text:span><text:span text:style-name="T1">)</text:span><text:span text:style-name="T28"> year opposite to this (</text:span><text:span text:style-name="T40">itaṉ</text:span><text:span text:style-name="T28">) second year of king (</text:span><text:span text:style-name="T40">kō</text:span><text:span text:style-name="T28">) Caṭaiyamāṟaṉ. Having bought (</text:span><text:span text:style-name="T40">vilai koṇṭu</text:span><text:span text:style-name="T28">) a tax-free (</text:span><text:span text:style-name="T40">iṟai kāṭṭātitāka</text:span><text:span text:style-name="T28">) waste land (</text:span><text:span text:style-name="T40">pāḻ</text:span><text:span text:style-name="T28">) lying (</text:span><text:span text:style-name="T40">kiṭanta</text:span><text:span text:style-name="T28">) with (</text:span><text:span text:style-name="T40">āy</text:span><text:span text:style-name="T28">) mounds (</text:span><text:span text:style-name="T40">teṟṟiyum</text:span><text:span text:style-name="T28">) and holes (</text:span><text:span text:style-name="T40">puṟṟu</text:span><text:span text:style-name="T28">) to the west (</text:span><text:span text:style-name="T40">mēlūr</text:span><text:span text:style-name="T28">) of this village (</text:span><text:span text:style-name="T40">ūriṉ</text:span><text:span text:style-name="T28">) from (</text:span><text:span text:style-name="T40">iṭai</text:span><text:span text:style-name="T28">) those of the Sabhā of Iḷaṅkōykkuṭi, a </text:span><text:span text:style-name="T40">brahmadeya</text:span><text:span text:style-name="T28"> in Muḷḷināṭu, having improved the land (</text:span><text:span text:style-name="T40">vacakki</text:span><text:span text:style-name="T28">) with (</text:span><text:span text:style-name="T40">ākki</text:span><text:span text:style-name="T28">) fields (</text:span><text:span text:style-name="T40">vayalum</text:span><text:span text:style-name="T28">) and a tank (</text:span><text:span text:style-name="T40">kuḷamum</text:span><text:span text:style-name="T28">), having placed/given (</text:span><text:span text:style-name="T40">vaccu</text:span><text:span text:style-name="T28"> &gt; </text:span><text:span text:style-name="T40">vaiccu</text:span><text:span text:style-name="T28">) that which has come as excess water (</text:span><text:span text:style-name="T40">nir mikuvatu</text:span><text:span text:style-name="T28">) from this tank (</text:span><text:span text:style-name="T40">ik kuḷattāl</text:span><text:span text:style-name="T28">), having produced (</text:span><text:span text:style-name="T40">viḷaiccu</text:span><text:span text:style-name="T28">) paddy (</text:span><text:span text:style-name="T40">nel</text:span><text:span text:style-name="T28">), one </text:span><text:span text:style-name="T40">kalam</text:span><text:span text:style-name="T28"> and one </text:span><text:span text:style-name="T40">tūṇi</text:span><text:span text:style-name="T28"> of paddy (nellu) per </text:span><text:span text:style-name="T40">mā</text:span><text:span text:style-name="T28"> (</text:span><text:span text:style-name="T40">māttāl</text:span><text:span text:style-name="T28">) with the standard measure (</text:span><text:span text:style-name="T40">kālāl</text:span><text:span text:style-name="T28">) of five </text:span><text:span text:style-name="T40">nāḻi</text:span><text:span text:style-name="T28">s, and one person (</text:span><text:span text:style-name="T40">ōr āḷum</text:span><text:span text:style-name="T28">) who will irrigate (</text:span><text:span text:style-name="T40">iṟaikkum</text:span><text:span text:style-name="T28">) from this tank (</text:span><text:span text:style-name="T40">ikkuḷam</text:span><text:span text:style-name="T28">); </text:span><text:span text:style-name="T48">that which was given (</text:span><text:span text:style-name="T49">kuṭuppatāka</text:span><text:span text:style-name="T48">) as donation for Vedic recitation/Vedic school/religious school (</text:span><text:span text:style-name="T49">kiṭaippuṟam</text:span><text:span text:style-name="T48">);</text:span><text:span text:style-name="T28"> that has to be given (</text:span><text:span text:style-name="T40">kuṭuppatākavum</text:span><text:span text:style-name="T28">) to the Vāryyar (supervisors?) to improve (</text:span><text:span text:style-name="T40">vayakkum</text:span><text:span text:style-name="T28">) this share (</text:span><text:span text:style-name="T40">ik kūṟu</text:span><text:span text:style-name="T28">); </text:span></text:p>
      <text:p text:style-name="P13" loext:marker-style-name="T28"><text:span text:style-name="T28">Having bought (</text:span><text:span text:style-name="T40">vilai koṇṭu</text:span><text:span text:style-name="T28">) the shares (</text:span><text:span text:style-name="T40">kūṟum</text:span><text:span text:style-name="T28">) … </text:span><text:span text:style-name="T3">(</text:span><text:span text:style-name="T41">toral intatu avi</text:span><text:span text:style-name="T3">?), </text:span><text:span text:style-name="T28">having named it (</text:span><text:span text:style-name="T40">periṭṭu</text:span><text:span text:style-name="T28">) ‘the improvement (</text:span><text:span text:style-name="T40">vacakkal</text:span><text:span text:style-name="T28">) of Paṟiyaṉ’ (</text:span><text:span text:style-name="T40">eṉṟu</text:span><text:span text:style-name="T28">), having called it (</text:span><text:span text:style-name="T40">piyariṭṭu</text:span><text:span text:style-name="T28">) ‘kūḻ peṟṟa kari’, [i.e. the burnt place (</text:span><text:span text:style-name="T40">kari</text:span><text:span text:style-name="T28">) which got (</text:span><text:span text:style-name="T40">peṟṟa</text:span><text:span text:style-name="T28">) food (</text:span><text:span text:style-name="T40">kūḻ</text:span><text:span text:style-name="T28">)?], I, Pūvaṉ Paṟaiyaṉ, in the </text:span><text:span text:style-name="T40">aṇukkar</text:span><text:span text:style-name="T28"> (</text:span><text:span text:style-name="T40">aṇukkaril</text:span><text:span text:style-name="T28">) of the king (</text:span><text:span text:style-name="T40">araiyaṉ</text:span><text:span text:style-name="T28">), gave (</text:span><text:span text:style-name="T40">vaittāṉ</text:span><text:span text:style-name="T28">) as a donation for </text:span><text:span text:style-name="T48">Vedic recitation/Vedic school/religious school</text:span><text:span text:style-name="T28"> (</text:span><text:span text:style-name="T40">kiṭaippuṟam</text:span><text:span text:style-name="T28">);</text:span></text:p>
      <text:p text:style-name="P13" loext:marker-style-name="T28"><text:span text:style-name="T28">That which was given (</text:span><text:span text:style-name="T40">vaittatu</text:span><text:span text:style-name="T28">) eternally (</text:span><text:span text:style-name="T40">niṟpatāka</text:span><text:span text:style-name="T28">) as long as the sun and the moon last; one calf (</text:span><text:span text:style-name="T40">kaṉṟu</text:span><text:span text:style-name="T28">) and a cow (</text:span><text:span text:style-name="T40">pacu</text:span><text:span text:style-name="T28">) were given (</text:span><text:span text:style-name="T40">kuṭutta</text:span><text:span text:style-name="T28">) for (</text:span><text:span text:style-name="T40">āka</text:span><text:span text:style-name="T28">) one </text:span><text:span text:style-name="T40">uri</text:span><text:span text:style-name="T28"> of superior (</text:span><text:span text:style-name="T40">mikku</text:span><text:span text:style-name="T28">) ghee (</text:span><text:span text:style-name="T40">ne</text:span><text:span text:style-name="T28"> &gt; </text:span><text:span text:style-name="T40">ney</text:span><text:span text:style-name="T28">); I have given (</text:span><text:span text:style-name="T40">kuṭuttē</text:span><text:span text:style-name="T28"> &gt; </text:span><text:span text:style-name="T40">kuṭuttēṉ</text:span><text:span text:style-name="T28">) this (</text:span><text:span text:style-name="T40">itu</text:span><text:span text:style-name="T28">), I Pūvam (</text:span><text:span text:style-name="T40">pūm</text:span><text:span text:style-name="T28"> &gt; </text:span><text:span text:style-name="T40">pūvam</text:span><text:span text:style-name="T28">) Paṟaiyaṉ (</text:span><text:span text:style-name="T40">paṟaiyanē</text:span><text:span text:style-name="T28"> &gt; </text:span><text:span text:style-name="T40">paṟaiyanēṉ</text:span><text:span text:style-name="T28">).</text:span></text:p>
      <text:p text:style-name="P12" loext:marker-style-name="T28"/>
      <text:p text:style-name="P9" loext:marker-style-name="T1"><text:span text:style-name="T28">#9. </text:span><text:span text:style-name="T3">a) </text:span><text:span text:style-name="T27">Tirumūlanātha </text:span><text:span text:style-name="T1">temple</text:span><text:span text:style-name="T3">; b) it was probably on the base of the </text:span><text:span text:style-name="T41">mukha-maṇḍapa</text:span><text:span text:style-name="T3"> in front of the shrine sheltering Viṣṇu but I could not locate it; I have thus followed the previous edition; c) inscription not located personally, and therefore not photographed; no estampage was published; d) </text:span><text:span text:style-name="T4">ARE 1907, no. 87; SII 14, no. 81, p. 51; IEP 95;</text:span><text:span text:style-name="T3"> e) </text:span><text:span text:style-name="T1">dated with the 4</text:span><text:span text:style-name="T29">th</text:span><text:span text:style-name="T1"> year opposite to the 4</text:span><text:span text:style-name="T29">th</text:span><text:span text:style-name="T1"> year (i.e. 8</text:span><text:span text:style-name="T29">th</text:span><text:span text:style-name="T1"> year) of the king Virapāṇḍya</text:span><text:span text:style-name="T28">; </text:span><text:span text:style-name="T3">f) some of the terms of </text:span><text:span text:style-name="T1">this inscription were discussed on 25</text:span><text:span text:style-name="T29">th</text:span><text:span text:style-name="T1"> August 2023 during a Dharma project workshop in Pondicherry, with G. Vijayavenugopal, Emmanuel Francis, Uthaya Velluppilai, T. Rajarethinam, R. Sathyanarayanan, M. Vigneshwaran, Dominic Goodall.</text:span></text:p>
      <text:p text:style-name="P10" loext:marker-style-name="T1"/>
      <text:p text:style-name="P9" loext:marker-style-name="T1"><text:span text:style-name="T1">(1) </text:span><text:span text:style-name="T33">svasti śrī</text:span><text:span text:style-name="T1"> coḻaṉṟalaikoṇṭa kovirapāṇṭiyaṟku yāṇṭu nālu i</text:span></text:p>
      <text:p text:style-name="P9" loext:marker-style-name="T1"><text:soft-page-break/><text:span text:style-name="T1">(2) taṉetir nālu ivvāṇṭu muḷḷināṭṭup pi[ṟa]mmateyam ilaṅ-</text:span><text:span text:style-name="T1"/></text:p>
      <text:p text:style-name="P9" loext:marker-style-name="T1"><text:span text:style-name="T1">(3) koykkuṭit tiruccālaittuṟai nīṉṟaruliṉa emperumāṉukku </text:span><text:span text:style-name="T20">śrī</text:span></text:p>
      <text:p text:style-name="P9" loext:marker-style-name="T1"><text:span text:style-name="T1">(4) karaṇa tiruccittirakūṭattiruntu muppattiraṇṭu [ā]c</text:span><text:span text:style-name="T1"/></text:p>
      <text:p text:style-name="P9" loext:marker-style-name="T1"><text:span text:style-name="T1">(5) caium aiñcu vāramum oti tāṉam pukkār taṉu nāi[ṟ]ṟu co</text:span><text:span text:style-name="T1"/></text:p>
      <text:p text:style-name="P9" loext:marker-style-name="T1"><text:span text:style-name="T1">(6) ti nāḷ melaikaṭṭuṇpatāka veṇpuṇāṭṭu nālkūrt tiṇaikkaḷattāṉ</text:span><text:span text:style-name="T1"/></text:p>
      <text:p text:style-name="P9" loext:marker-style-name="T1"><text:span text:style-name="T1">(7) cāttaṉ vilaikoṇṭu cavaiyār iṟai kāṭṭāti[tāka] vaitta pūmi kiḻurkku-</text:span><text:span text:style-name="T1"/></text:p>
      <text:p text:style-name="P9" loext:marker-style-name="T1"><text:span text:style-name="T1">(8) ṇṭukaḷam canti[rā]tittaval niṟka nīroṭu aṭṭik kuṭuttatu</text:span><text:span text:style-name="T1"/></text:p>
      <text:p text:style-name="P10" loext:marker-style-name="T1"/>
      <text:p text:style-name="P9" loext:marker-style-name="T1"><text:span text:style-name="T1">Fortune! Prosperity! This is the fourth opposite to the fourth year of king (</text:span><text:span text:style-name="T20">kō</text:span><text:span text:style-name="T1">) Vīrapāṇṭiyar who took the head of the Cōḻaṉ. In this year (</text:span><text:span text:style-name="T20">ivvāṇṭu</text:span><text:span text:style-name="T1">), for Emperumāṉ who graciously stands (</text:span><text:span text:style-name="T20">nīṉṟaruliṉa</text:span><text:span text:style-name="T1">) in Tiruccālaittuṟai, in Iḷaṅkōykkuṭi, a </text:span><text:span text:style-name="T20">brahmadeya</text:span><text:span text:style-name="T1"> in Muḷḷināṭu, </text:span><text:span text:style-name="T4">to feed (</text:span><text:span text:style-name="T21">uṇpatāka</text:span><text:span text:style-name="T4">) in the western (</text:span><text:span text:style-name="T21">mēlai</text:span><text:span text:style-name="T4">) building (</text:span><text:span text:style-name="T21">kaṭṭu</text:span><text:span text:style-name="T4">), on the day (</text:span><text:span text:style-name="T21">nāḷ</text:span><text:span text:style-name="T4">) of Cōti (the 15</text:span><text:span text:style-name="T5">th</text:span><text:span text:style-name="T4"> Nakṣatra), in the month (</text:span><text:span text:style-name="T21">nāiṟṟu</text:span><text:span text:style-name="T4">) of Taṉu (</text:span><text:span text:style-name="T21">dhanus</text:span><text:span text:style-name="T4">), those who entered (</text:span><text:span text:style-name="T21">pukkār</text:span><text:span text:style-name="T4">) the place (</text:span><text:span text:style-name="T21">tāṉam</text:span><text:span text:style-name="T4">), having recited (</text:span><text:span text:style-name="T21">ōti</text:span><text:span text:style-name="T4">) the thirty-two (</text:span><text:span text:style-name="T21">muppattiraṇṭu</text:span><text:span text:style-name="T4">) Vedic</text:span><text:span text:style-name="T1"> hymns (</text:span><text:span text:style-name="T20">āccaium</text:span><text:span text:style-name="T1"> &gt; </text:span><text:span text:style-name="T20">accaiyum</text:span><text:span text:style-name="T1">) and the five (</text:span><text:span text:style-name="T20">aiñcu</text:span><text:span text:style-name="T1">) recitations (</text:span><text:span text:style-name="T20">vāram</text:span><text:span text:style-name="T1">), seated (</text:span><text:span text:style-name="T20">iruntu</text:span><text:span text:style-name="T1">) in the holy (</text:span><text:span text:style-name="T20">śrī</text:span><text:span text:style-name="T1">) hall (</text:span><text:span text:style-name="T20">karaṇa cittirakkūṭam</text:span><text:span text:style-name="T1">), Cāttaṉ, the accountant officer (</text:span><text:span text:style-name="T20">tiṇaikkaḷattāṉ</text:span><text:span text:style-name="T1">) of Nālkūr in Veṇpunāṭu, bought (</text:span><text:span text:style-name="T20">vilaikoṇṭu</text:span><text:span text:style-name="T1">) a land (</text:span><text:span text:style-name="T20">pūmi</text:span><text:span text:style-name="T1">) in Kīḻūr Kuṇṭukaḷam and gave it (</text:span><text:span text:style-name="T20">vaitta</text:span><text:span text:style-name="T1">)</text:span><text:span text:style-name="T28"> free of tax (</text:span><text:span text:style-name="T40">iṟai kāṭṭātitāka</text:span><text:span text:style-name="T28">) </text:span><text:span text:style-name="T1">to those of the Sabhā. F</text:span><text:span text:style-name="T28">or [this donation] to stand (</text:span><text:span text:style-name="T40">niṟka</text:span><text:span text:style-name="T28">) as long as the sun and the moon endure, he poured water (</text:span><text:span text:style-name="T20">nīroṭu aṭṭi</text:span><text:span text:style-name="T1">) and gave it (</text:span><text:span text:style-name="T20">kuṭuttatu</text:span><text:span text:style-name="T1">).</text:span></text:p>
      <text:p text:style-name="P10" loext:marker-style-name="T1"/>
      <text:p text:style-name="P9" loext:marker-style-name="T1"><text:span text:style-name="T1">#10 (</text:span><text:span text:style-name="T2">Fig. 22). </text:span><text:span text:style-name="T3">a) </text:span><text:span text:style-name="T27">Tirumūlanātha </text:span><text:span text:style-name="T1">temple</text:span><text:span text:style-name="T3">; b) door jamb reused as a threshold for the entrance of the shrine sheltering Viṣṇu; c) too fragmentary to be able to prepare a meaningful edition; d) </text:span><text:span text:style-name="T4">unnoticed and unpublished; e) no regnal year of king but script pertaining to the 9</text:span><text:span text:style-name="T5">th</text:span><text:span text:style-name="T4"> or 10</text:span><text:span text:style-name="T5">th</text:span><text:span text:style-name="T4"> century. </text:span></text:p>
      <text:p text:style-name="P12" loext:marker-style-name="T28"/>
      <text:p text:style-name="P9" loext:marker-style-name="T28"><text:span text:style-name="T28">(1) [nā/vā/pā]kkā[ṇa]</text:span><text:span text:style-name="T28"/></text:p>
      <text:p text:style-name="P9" loext:marker-style-name="T16"><text:span text:style-name="T16">(2) maka[ṉ/ṇ] [˚u/ma/pa]</text:span><text:span text:style-name="T16"/></text:p>
      <text:p text:style-name="P9" loext:marker-style-name="T16"><text:span text:style-name="T16">(3) [pa/va]naṇamma</text:span><text:span text:style-name="T16"/></text:p>
      <text:p text:style-name="P9" loext:marker-style-name="T16"><text:span text:style-name="T16">(4) X ḻākku</text:span><text:span text:style-name="T16"/></text:p>
      <text:p text:style-name="P9" loext:marker-style-name="T16"><text:span text:style-name="T16">(5) X X ṭṭā</text:span><text:span text:style-name="T16"/></text:p>
      <text:p text:style-name="P9" loext:marker-style-name="T16"><text:span text:style-name="T16">(6) X X [tuna]</text:span><text:span text:style-name="T16"/></text:p>
      <text:p text:style-name="P9" loext:marker-style-name="T16"><text:span text:style-name="T16">(7) X X X X </text:span><text:span text:style-name="T16"/></text:p>
      <text:p text:style-name="P9" loext:marker-style-name="T16"><text:span text:style-name="T16">(8) X X X X X</text:span><text:span text:style-name="T16"/></text:p>
      <text:p text:style-name="P9" loext:marker-style-name="T16"><text:span text:style-name="T16">(9) [nārāyaṇa] X</text:span><text:span text:style-name="T16"/></text:p>
      <text:p text:style-name="P9" loext:marker-style-name="T28"><text:soft-page-break/><text:span text:style-name="T28">(10) X X X</text:span><text:span text:style-name="T28"/></text:p>
      <text:p text:style-name="P12" loext:marker-style-name="T28"/>
      <text:p text:style-name="P9" loext:marker-style-name="T28"><text:span text:style-name="T28">There is a much later graffitti (88 s.d.?) at the bottom. <text:s/></text:span><text:span text:style-name="T28"/></text:p>
      <text:p text:style-name="P10"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swiss" style:font-pitch="variable"/>
    <style:font-face style:name="Cambria1" svg:font-family="Cambria" style:font-family-generic="system" style:font-pitch="variable"/>
    <style:font-face style:name="F" svg:font-family="" style:font-family-generic="system" style:font-pitch="variable"/>
    <style:font-face style:name="Gentium" svg:font-family="Gentium"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Helvetica" svg:font-family="Helvetica" style:font-family-generic="swiss" style:font-pitch="variable"/>
    <style:font-face style:name="Latha" svg:font-family="Lath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IN" style:font-name-complex="Calibri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2pt" fo:language="en" fo:country="GB" style:letter-kerning="false" style:font-name-asian="Calibri1" style:font-size-asian="12pt" style:language-asian="en" style:country-asian="IN" style:font-name-complex="Calibri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 fo:font-family="Calibri" style:font-family-generic="swiss" style:font-pitch="variable" fo:font-size="12pt" fo:language="en" fo:country="GB" style:letter-kerning="false" style:font-name-asian="Calibri1" style:font-family-asian="Calibri" style:font-family-generic-asian="system" style:font-pitch-asian="variable" style:font-size-asian="12pt" style:language-asian="en" style:country-asian="IN"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Marginalia" style:family="paragraph" style:parent-style-name="Standard" loext:linked-style-name="Commentaire_20_Car" style:class="text">
      <style:text-properties fo:font-size="10pt" style:font-size-asian="10pt" style:font-size-complex="10pt"/>
    </style:style>
    <style:style style:name="Revision" style:family="paragraph">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swiss" style:font-pitch="variable" fo:font-size="12pt" fo:language="en" fo:country="GB" style:letter-kerning="false" style:font-name-asian="Calibri1" style:font-family-asian="Calibri" style:font-family-generic-asian="system" style:font-pitch-asian="variable" style:font-size-asian="12pt" style:language-asian="en" style:country-asian="IN"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loext:linked-style-name="Note_20_de_20_bas_20_de_20_page_20_Car" style:class="extra">
      <style:text-properties style:font-name="Cambria" fo:font-family="Cambria" style:font-family-generic="swiss" style:font-pitch="variable" style:font-name-asian="Cambria1" style:font-family-asian="Cambria" style:font-family-generic-asian="system" style:font-pitch-asian="variable" style:language-asian="en" style:country-asian="US" style:font-name-complex="F" style:font-family-generic-complex="system" style:font-pitch-complex="variable"/>
    </style:style>
    <style:style style:name="List_20_Paragraph" style:display-name="List Paragraph" style:family="paragraph" style:parent-style-name="Standard">
      <style:paragraph-properties fo:margin-left="0.5in" fo:margin-top="0in" fo:margin-bottom="0in" style:contextual-spacing="true"/>
      <style:text-properties style:font-name="Cambria" fo:font-family="Cambria" style:font-family-generic="swiss" style:font-pitch="variable" style:font-name-asian="Cambria1" style:font-family-asian="Cambria" style:font-family-generic-asian="system" style:font-pitch-asian="variable" style:language-asian="en" style:country-asian="US" style:font-name-complex="F" style:font-family-generic-complex="system" style:font-pitch-complex="variable"/>
    </style:style>
    <style:style style:name="p1" style:family="paragraph" style:parent-style-name="Standard">
      <style:text-properties style:font-name="Helvetica" fo:font-family="Helvetica" style:font-family-generic="swiss" style:font-pitch="variable" fo:font-size="7.5pt" style:font-name-asian="Cambria1" style:font-family-asian="Cambria" style:font-family-generic-asian="system" style:font-pitch-asian="variable" style:font-size-asian="7.5pt" style:language-asian="en" style:country-asian="GB" style:font-name-complex="F" style:font-family-generic-complex="system" style:font-pitch-complex="variable" style:font-size-complex="7.5pt" style:language-complex="ta" style:country-complex="IN"/>
    </style:style>
    <style:style style:name="Standard_20__28_WW_29_" style:display-name="Standard (WW)" style:family="paragraph">
      <style:paragraph-properties fo:margin-top="0in" fo:margin-bottom="0in" style:contextual-spacing="false" fo:text-align="start" style:justify-single-word="false" fo:orphans="0" fo:widows="0" fo:hyphenation-ladder-count="no-limit" fo:hyphenation-keep="auto" loext:hyphenation-keep-type="column" style:vertical-align="baseline" style:writing-mode="lr-tb"/>
      <style:text-properties style:use-window-font-color="true" loext:opacity="0%" style:font-name="Times New Roman" fo:font-family="'Times New Roman'" style:font-family-generic="roman" style:font-pitch="variable" fo:font-size="12pt" fo:language="en" fo:country="GB" style:letter-kerning="true" style:font-name-asian="Arial Unicode MS" style:font-family-asian="'Arial Unicode MS'" style:font-family-generic-asian="system" style:font-pitch-asian="variable" style:font-size-asian="12pt" style:language-asian="en" style:country-asian="GB"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text-properties style:font-name="Cambria" fo:font-family="Cambria" style:font-family-generic="swiss" style:font-pitch="variable" style:font-name-asian="Cambria1" style:font-family-asian="Cambria" style:font-family-generic-asian="system" style:font-pitch-asian="variable" style:language-asian="en" style:country-asian="US" style:font-name-complex="F" style:font-family-generic-complex="system" style:font-pitch-complex="variable"/>
    </style:style>
    <style:style style:name="Default_20_Paragraph_20_Font" style:display-name="Default Paragraph Font" style:family="text"/>
    <style:style style:name="Commentaire_20_Car" style:display-name="Commentaire C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Note_20_de_20_bas_20_de_20_page_20_Car" style:display-name="Note de bas de page Car" style:family="text" style:parent-style-name="Default_20_Paragraph_20_Font" loext:linked-style-name="Footnote">
      <style:text-properties style:font-name="Cambria" fo:font-family="Cambria" style:font-family-generic="swiss" style:font-pitch="variable" style:font-name-asian="Cambria1" style:font-family-asian="Cambria" style:font-family-generic-asian="system" style:font-pitch-asian="variable" style:language-asian="en" style:country-asian="US" style:font-name-complex="F"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ied_20_de_20_page_20_Car" style:display-name="Pied de page Car" style:family="text" style:parent-style-name="Default_20_Paragraph_20_Font" loext:linked-style-name="Footer">
      <style:text-properties style:font-name="Cambria" fo:font-family="Cambria" style:font-family-generic="swiss" style:font-pitch="variable" style:font-name-asian="Cambria1" style:font-family-asian="Cambria" style:font-family-generic-asian="system" style:font-pitch-asian="variable" style:language-asian="en" style:country-asian="US" style:font-name-complex="F" style:font-family-generic-complex="system" style:font-pitch-complex="variable"/>
    </style:style>
    <style:style style:name="Page_20_Number" style:display-name="Page Number" style:family="text" style:parent-style-name="Default_20_Paragraph_20_Font"/>
    <style:style style:name="ref_5f_volume" style:display-name="ref_volume" style:family="text">
      <style:text-properties fo:color="#ef720b" loext:opacity="100%" style:font-name="Times New Roman" fo:font-family="'Times New Roman'" style:font-family-generic="roman" style:font-pitch="variable" fo:font-style="italic" style:font-style-asian="italic"/>
    </style:style>
    <style:style style:name="ref_5f_pubdateYear" style:display-name="ref_pubdateYear" style:family="text">
      <style:text-properties fo:color="#99cc00" loext:opacity="100%" style:font-name="Times New Roman" fo:font-family="'Times New Roman'" style:font-family-generic="roman" style:font-pitch="variable"/>
    </style:style>
    <style:style style:name="ref_5f_placeofPub" style:display-name="ref_placeofPub" style:family="text">
      <style:text-properties fo:color="#993366" loext:opacity="100%" style:font-name="Times New Roman" fo:font-family="'Times New Roman'" style:font-family-generic="roman" style:font-pitch="variable"/>
    </style:style>
    <style:style style:name="ref_5f_org" style:display-name="ref_org" style:family="text">
      <style:text-properties fo:color="#008080" loext:opacity="100%" style:font-name="Times New Roman" fo:font-family="'Times New Roman'" style:font-family-generic="roman" style:font-pitch="variable"/>
    </style:style>
    <style:style style:name="ref_5f_nonrefElement" style:display-name="ref_nonrefElement" style:family="text">
      <style:text-properties fo:color="#800080" loext:opacity="100%"/>
    </style:style>
    <style:style style:name="ref_5f_bookTitle" style:display-name="ref_bookTitle" style:family="text">
      <style:text-properties fo:color="#006600" loext:opacity="100%" style:font-name="Times New Roman" fo:font-family="'Times New Roman'" style:font-family-generic="roman" style:font-pitch="variable" fo:font-style="italic" style:font-style-asian="italic"/>
    </style:style>
    <style:style style:name="ref_5f_publisher" style:display-name="ref_publisher" style:family="text">
      <style:text-properties fo:color="#333399" loext:opacity="100%" style:font-name="Times New Roman" fo:font-family="'Times New Roman'" style:font-family-generic="roman" style:font-pitch="variabl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style:tab-stops>
          <style:tab-stop style:position="3.15in" style:type="center"/>
          <style:tab-stop style:position="6.3in" style:type="right"/>
        </style:tab-stops>
      </style:paragraph-properties>
    </style:style>
    <style:style style:name="MP2" style:family="paragraph" style:parent-style-name="Standard">
      <style:paragraph-properties>
        <style:tab-stops>
          <style:tab-stop style:position="3.15in" style:type="center"/>
          <style:tab-stop style:position="6.3in"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text:page-number text:select-page="current">1</text:page-number></text:span></text:p>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13:05:00</meta:creation-date>
    <dc:language>fr-FR</dc:language>
    <dc:creator>Michaël Meyer</dc:creator>
    <dc:date>2025-06-10T16:14:37.045001285</dc:date>
    <meta:editing-cycles>392</meta:editing-cycles>
    <meta:editing-duration>P3DT2M11S</meta:editing-duration>
    <meta:generator>LibreOffice/24.8.7.2$Linux_X86_64 LibreOffice_project/480$Build-2</meta:generator>
    <meta:document-statistic meta:table-count="0" meta:image-count="0" meta:object-count="0" meta:page-count="19" meta:paragraph-count="324" meta:word-count="5540" meta:character-count="35341" meta:non-whitespace-character-count="30100"/>
    <meta:user-defined meta:name="AppVersion">15.0000</meta:user-defined>
    <meta:template xlink:type="simple" xlink:actuate="onRequest" xlink:title="Normal" xlink:href=""/>
  </office:meta>
</office:document-meta>
</file>